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1931in"/>
    </style:style>
    <style:style style:name="Table1.B" style:family="table-column">
      <style:table-column-properties style:column-width="2.5757in"/>
    </style:style>
    <style:style style:name="Table1.C" style:family="table-column">
      <style:table-column-properties style:column-width="3.156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7625in"/>
    </style:style>
    <style:style style:name="Table2.B" style:family="table-column">
      <style:table-column-properties style:column-width="3.1188in"/>
    </style:style>
    <style:style style:name="Table2.C" style:family="table-column">
      <style:table-column-properties style:column-width="2.0438in"/>
    </style:style>
    <style:style style:name="Table2.A1" style:family="table-cell">
      <style:table-cell-properties style:vertical-align="middle" fo:padding="0.0194in" fo:border="none"/>
    </style:style>
    <style:style style:name="Table2.5" style:family="table-row">
      <style:table-row-properties style:min-row-height="0.1889in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1.3569in"/>
    </style:style>
    <style:style style:name="Table3.B" style:family="table-column">
      <style:table-column-properties style:column-width="1.2222in"/>
    </style:style>
    <style:style style:name="Table3.C" style:family="table-column">
      <style:table-column-properties style:column-width="1.4431in"/>
    </style:style>
    <style:style style:name="Table3.D" style:family="table-column">
      <style:table-column-properties style:column-width="1.6986in"/>
    </style:style>
    <style:style style:name="Table3.E" style:family="table-column">
      <style:table-column-properties style:column-width="1.2042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3.7979in" table:align="left"/>
    </style:style>
    <style:style style:name="Table4.A" style:family="table-column">
      <style:table-column-properties style:column-width="3.797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3.6549in" table:align="left"/>
    </style:style>
    <style:style style:name="Table5.A" style:family="table-column">
      <style:table-column-properties style:column-width="2.134in"/>
    </style:style>
    <style:style style:name="Table5.B" style:family="table-column">
      <style:table-column-properties style:column-width="1.5208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5.3042in" table:align="left"/>
    </style:style>
    <style:style style:name="Table6.A" style:family="table-column">
      <style:table-column-properties style:column-width="1.8486in"/>
    </style:style>
    <style:style style:name="Table6.B" style:family="table-column">
      <style:table-column-properties style:column-width="3.4556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5.5403in" table:align="left"/>
    </style:style>
    <style:style style:name="Table7.A" style:family="table-column">
      <style:table-column-properties style:column-width="1.1486in"/>
    </style:style>
    <style:style style:name="Table7.B" style:family="table-column">
      <style:table-column-properties style:column-width="4.3917in"/>
    </style:style>
    <style:style style:name="Table7.A1" style:family="table-cell">
      <style:table-cell-properties style:vertical-align="middle" fo:padding="0.0194in" fo:border="none"/>
    </style:style>
    <style:style style:name="P1" style:family="paragraph" style:parent-style-name="Horizontal_20_Line">
      <style:text-properties fo:color="#000000" loext:opacity="100%"/>
    </style:style>
    <style:style style:name="P2" style:family="paragraph" style:parent-style-name="Heading_20_2">
      <style:text-properties fo:color="#000000" loext:opacity="100%"/>
    </style:style>
    <style:style style:name="P3" style:family="paragraph" style:parent-style-name="Heading_20_2">
      <style:text-properties fo:color="#000000" loext:opacity="100%" fo:font-size="12pt" officeooo:rsid="001373b1" officeooo:paragraph-rsid="001373b1" style:font-size-asian="10.5pt" style:font-size-complex="12pt"/>
    </style:style>
    <style:style style:name="P4" style:family="paragraph" style:parent-style-name="Heading_20_3">
      <style:text-properties fo:color="#000000" loext:opacity="100%" fo:font-size="12pt" officeooo:rsid="001373b1" officeooo:paragraph-rsid="001373b1" style:font-size-asian="10.5pt" style:font-size-complex="12pt"/>
    </style:style>
    <style:style style:name="P5" style:family="paragraph" style:parent-style-name="Text_20_body">
      <style:text-properties fo:color="#000000" loext:opacity="100%" fo:font-size="12pt" officeooo:rsid="001373b1" officeooo:paragraph-rsid="001373b1" style:font-size-asian="10.5pt" style:font-size-complex="12pt"/>
    </style:style>
    <style:style style:name="P6" style:family="paragraph" style:parent-style-name="Heading_20_2">
      <style:text-properties fo:color="#000000" loext:opacity="100%" fo:font-size="12pt" officeooo:rsid="0013da09" officeooo:paragraph-rsid="0013da09" style:font-size-asian="10.5pt" style:font-size-complex="12pt"/>
    </style:style>
    <style:style style:name="P7" style:family="paragraph" style:parent-style-name="Heading_20_3">
      <style:text-properties fo:color="#000000" loext:opacity="100%" fo:font-size="12pt" officeooo:rsid="0013da09" officeooo:paragraph-rsid="0013da09" style:font-size-asian="10.5pt" style:font-size-complex="12pt"/>
    </style:style>
    <style:style style:name="P8" style:family="paragraph" style:parent-style-name="Text_20_body">
      <style:text-properties fo:color="#000000" loext:opacity="100%" fo:font-size="12pt" officeooo:rsid="0013da09" officeooo:paragraph-rsid="0013da09" style:font-size-asian="10.5pt" style:font-size-complex="12pt"/>
    </style:style>
    <style:style style:name="P9" style:family="paragraph" style:parent-style-name="Text_20_body">
      <style:text-properties fo:color="#000000" loext:opacity="100%" fo:font-size="12pt" officeooo:rsid="0013da09" officeooo:paragraph-rsid="00170123" style:font-size-asian="10.5pt" style:font-size-complex="12pt"/>
    </style:style>
    <style:style style:name="P10" style:family="paragraph" style:parent-style-name="Heading_20_3">
      <style:text-properties fo:color="#000000" loext:opacity="100%"/>
    </style:style>
    <style:style style:name="P11" style:family="paragraph" style:parent-style-name="Standard">
      <style:text-properties fo:color="#000000" loext:opacity="100%"/>
    </style:style>
    <style:style style:name="P12" style:family="paragraph" style:parent-style-name="Table_20_Contents">
      <style:text-properties fo:color="#000000" loext:opacity="100%"/>
    </style:style>
    <style:style style:name="P13" style:family="paragraph" style:parent-style-name="Table_20_Heading">
      <style:text-properties fo:color="#000000" loext:opacity="100%"/>
    </style:style>
    <style:style style:name="P14" style:family="paragraph" style:parent-style-name="Text_20_body">
      <style:text-properties fo:color="#000000" loext:opacity="100%"/>
    </style:style>
    <style:style style:name="P15" style:family="paragraph" style:parent-style-name="Text_20_body">
      <style:text-properties fo:color="#000000" loext:opacity="100%" fo:font-size="32pt" officeooo:rsid="001373b1" officeooo:paragraph-rsid="001373b1" style:font-size-asian="28pt" style:font-size-complex="32pt"/>
    </style:style>
    <style:style style:name="P16" style:family="paragraph" style:parent-style-name="Heading_20_2">
      <style:text-properties fo:color="#000000" loext:opacity="100%" fo:font-size="15pt" officeooo:rsid="0013da09" officeooo:paragraph-rsid="00170123" style:font-size-asian="13.1000003814697pt" style:font-size-complex="15pt"/>
    </style:style>
    <style:style style:name="P17" style:family="paragraph" style:parent-style-name="Heading_20_3">
      <style:text-properties fo:color="#000000" loext:opacity="100%" fo:font-size="15pt" officeooo:rsid="0013da09" officeooo:paragraph-rsid="00170123" style:font-size-asian="13.1000003814697pt" style:font-size-complex="15pt"/>
    </style:style>
    <style:style style:name="P18" style:family="paragraph" style:parent-style-name="Heading_20_4">
      <style:text-properties fo:color="#000000" loext:opacity="100%" fo:font-size="15pt" officeooo:rsid="0013da09" officeooo:paragraph-rsid="00170123" style:font-size-asian="13.1000003814697pt" style:font-size-complex="15pt"/>
    </style:style>
    <style:style style:name="P19" style:family="paragraph" style:parent-style-name="Text_20_body">
      <style:text-properties fo:color="#000000" loext:opacity="100%" fo:font-size="15pt" officeooo:rsid="0013da09" officeooo:paragraph-rsid="00170123" style:font-size-asian="13.1000003814697pt" style:font-size-complex="15pt"/>
    </style:style>
    <style:style style:name="P20" style:family="paragraph" style:parent-style-name="Text_20_body">
      <style:text-properties fo:color="#000000" loext:opacity="100%" fo:font-size="26pt" officeooo:rsid="0013da09" officeooo:paragraph-rsid="0013da09" style:font-size-asian="22.75pt" style:font-size-complex="26pt"/>
    </style:style>
    <style:style style:name="P21" style:family="paragraph" style:parent-style-name="Text_20_body">
      <style:text-properties fo:color="#000000" loext:opacity="100%" fo:font-size="26pt" officeooo:rsid="0013da09" officeooo:paragraph-rsid="00170123" style:font-size-asian="26pt" style:font-size-complex="26pt"/>
    </style:style>
    <style:style style:name="P22" style:family="paragraph" style:parent-style-name="Text_20_body">
      <style:text-properties fo:color="#000000" loext:opacity="100%" fo:font-size="20pt" officeooo:rsid="0013da09" officeooo:paragraph-rsid="00170123" style:font-size-asian="17.5pt" style:font-size-complex="20pt"/>
    </style:style>
    <style:style style:name="P23" style:family="paragraph" style:parent-style-name="Text_20_body">
      <style:text-properties officeooo:paragraph-rsid="001373b1"/>
    </style:style>
    <style:style style:name="P24" style:family="paragraph" style:parent-style-name="Horizontal_20_Line">
      <style:text-properties fo:color="#000000" loext:opacity="100%" fo:font-size="26pt" officeooo:rsid="00199968" officeooo:paragraph-rsid="00199968" style:font-size-asian="22.75pt" style:font-size-complex="26pt"/>
    </style:style>
    <style:style style:name="P25" style:family="paragraph" style:parent-style-name="Heading_20_2">
      <style:text-properties fo:color="#000000" loext:opacity="100%" fo:font-size="26pt" officeooo:rsid="00199968" officeooo:paragraph-rsid="00199968" style:font-size-asian="22.75pt" style:font-size-complex="26pt"/>
    </style:style>
    <style:style style:name="P26" style:family="paragraph" style:parent-style-name="Text_20_body" style:list-style-name="L1"/>
    <style:style style:name="P27" style:family="paragraph" style:parent-style-name="Text_20_body" style:list-style-name="L2"/>
    <style:style style:name="P28" style:family="paragraph" style:parent-style-name="Text_20_body" style:list-style-name="L3"/>
    <style:style style:name="P29" style:family="paragraph" style:parent-style-name="Text_20_body" style:list-style-name="L4">
      <style:text-properties fo:color="#000000" loext:opacity="100%"/>
    </style:style>
    <style:style style:name="P30" style:family="paragraph" style:parent-style-name="Text_20_body" style:list-style-name="L5">
      <style:text-properties fo:color="#000000" loext:opacity="100%"/>
    </style:style>
    <style:style style:name="P31" style:family="paragraph" style:parent-style-name="Text_20_body" style:list-style-name="L6">
      <style:text-properties fo:color="#000000" loext:opacity="100%"/>
    </style:style>
    <style:style style:name="P32" style:family="paragraph" style:parent-style-name="Text_20_body">
      <style:text-properties fo:color="#000000" loext:opacity="100%" fo:font-size="26pt" officeooo:rsid="00199968" officeooo:paragraph-rsid="00199968" style:font-size-asian="22.75pt" style:font-size-complex="26pt"/>
    </style:style>
    <style:style style:name="P33" style:family="paragraph" style:parent-style-name="Text_20_body">
      <style:text-properties fo:color="#000000" loext:opacity="100%" fo:font-size="15pt" officeooo:rsid="0013da09" officeooo:paragraph-rsid="00170123" style:font-size-asian="13.1000003814697pt" style:font-size-complex="15pt"/>
    </style:style>
    <style:style style:name="P34" style:family="paragraph" style:parent-style-name="Text_20_body" style:list-style-name="L7"/>
    <style:style style:name="P35" style:family="paragraph" style:parent-style-name="Text_20_body" style:list-style-name="L8"/>
    <style:style style:name="P36" style:family="paragraph" style:parent-style-name="Text_20_body" style:list-style-name="L9"/>
    <style:style style:name="P37" style:family="paragraph" style:parent-style-name="Text_20_body" style:list-style-name="L10"/>
    <style:style style:name="P38" style:family="paragraph" style:parent-style-name="Text_20_body" style:list-style-name="L11"/>
    <style:style style:name="P39" style:family="paragraph" style:parent-style-name="Text_20_body" style:list-style-name="L12"/>
    <style:style style:name="P40" style:family="paragraph" style:parent-style-name="Text_20_body" style:list-style-name="L13"/>
    <style:style style:name="P41" style:family="paragraph" style:parent-style-name="Text_20_body" style:list-style-name="L14"/>
    <style:style style:name="P42" style:family="paragraph" style:parent-style-name="Text_20_body" style:list-style-name="L15"/>
    <style:style style:name="P43" style:family="paragraph" style:parent-style-name="Text_20_body" style:list-style-name="L16"/>
    <style:style style:name="P44" style:family="paragraph" style:parent-style-name="Text_20_body" style:list-style-name="L17"/>
    <style:style style:name="P45" style:family="paragraph" style:parent-style-name="Text_20_body" style:list-style-name="L18"/>
    <style:style style:name="P46" style:family="paragraph" style:parent-style-name="Text_20_body" style:list-style-name="L19"/>
    <style:style style:name="P47" style:family="paragraph" style:parent-style-name="Text_20_body" style:list-style-name="L20"/>
    <style:style style:name="P48" style:family="paragraph" style:parent-style-name="Text_20_body" style:list-style-name="L21"/>
    <style:style style:name="P49" style:family="paragraph" style:parent-style-name="Text_20_body" style:list-style-name="L22"/>
    <style:style style:name="P50" style:family="paragraph" style:parent-style-name="Text_20_body" style:list-style-name="L23"/>
    <style:style style:name="P51" style:family="paragraph" style:parent-style-name="Text_20_body" style:list-style-name="L24"/>
    <style:style style:name="P52" style:family="paragraph" style:parent-style-name="Text_20_body" style:list-style-name="L25"/>
    <style:style style:name="P53" style:family="paragraph" style:parent-style-name="Text_20_body" style:list-style-name="L26"/>
    <style:style style:name="P54" style:family="paragraph" style:parent-style-name="Text_20_body" style:list-style-name="L27"/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2pt" officeooo:rsid="001373b1" style:font-size-asian="10.5pt" style:font-size-complex="12pt"/>
    </style:style>
    <style:style style:name="T3" style:family="text">
      <style:text-properties fo:font-size="26pt" style:font-size-asian="22.75pt" style:font-size-complex="26pt"/>
    </style:style>
    <style:style style:name="T4" style:family="text">
      <style:text-properties fo:font-size="26pt" officeooo:rsid="00170123" style:font-size-asian="22.75pt" style:font-size-complex="26pt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background-color="#00a933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🏛️ 1. High-Level Architecture Choices</text:h>
      <text:h text:style-name="Heading_20_3" text:outline-level="3"><text:span text:style-name="T1">🔹 </text:span><text:span text:style-name="Strong_20_Emphasis"><text:span text:style-name="T1">Monolith vs. Microservices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3">Type</text:p>
            </table:table-cell>
            <table:table-cell table:style-name="Table1.A1" office:value-type="string">
              <text:p text:style-name="P13">Description</text:p>
            </table:table-cell>
            <table:table-cell table:style-name="Table1.A1" office:value-type="string">
              <text:p text:style-name="P13">When to Us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1">Monolith</text:span></text:span></text:p>
          </table:table-cell>
          <table:table-cell table:style-name="Table1.A1" office:value-type="string">
            <text:p text:style-name="P12">One Django project handles all logic.</text:p>
          </table:table-cell>
          <table:table-cell table:style-name="Table1.A1" office:value-type="string">
            <text:p text:style-name="P12">Simpler to develop and deploy. Good for most startups and medium-sized app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Modular Monolith</text:span></text:span></text:p>
          </table:table-cell>
          <table:table-cell table:style-name="Table1.A1" office:value-type="string">
            <text:p text:style-name="P12">Django app split into reusable, loosely coupled apps.</text:p>
          </table:table-cell>
          <table:table-cell table:style-name="Table1.A1" office:value-type="string">
            <text:p text:style-name="Table_20_Contents"><text:span text:style-name="T1">Keeps monolith simplicity, but modularity helps scale. </text:span><text:span text:style-name="Strong_20_Emphasis"><text:span text:style-name="T1">Recommended for most big Django apps.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Microservices</text:span></text:span></text:p>
          </table:table-cell>
          <table:table-cell table:style-name="Table1.A1" office:value-type="string">
            <text:p text:style-name="P12">Each service (auth, payment, etc.) is its own project. Communicates via APIs.</text:p>
          </table:table-cell>
          <table:table-cell table:style-name="Table1.A1" office:value-type="string">
            <text:p text:style-name="P12">For very large teams or systems with very distinct parts. More complex.</text:p>
          </table:table-cell>
        </table:table-row>
      </table:table>
      <text:p text:style-name="P11"/>
      <text:h text:style-name="P2" text:outline-level="2">📐 2. Domain-Driven Design (DDD)</text:h>
      <text:p text:style-name="Text_20_body"><text:span text:style-name="T1">Break your app into </text:span><text:span text:style-name="Strong_20_Emphasis"><text:span text:style-name="T1">domain modules</text:span></text:span><text:span text:style-name="T1">, each representing a business capability:</text:span></text:p>
      <text:h text:style-name="P10" text:outline-level="3">Example:</text:h>
      <text:p text:style-name="P14">For an e-learning app:</text:p>
      <text:list text:style-name="L1">
        <text:list-item>
          <text:p text:style-name="P26"><text:span text:style-name="Source_20_Text"><text:span text:style-name="T1">accounts/</text:span></text:span><text:span text:style-name="T1"> → Users, Profiles, Roles</text:span></text:p>
        </text:list-item>
        <text:list-item>
          <text:p text:style-name="P26"><text:span text:style-name="Source_20_Text"><text:span text:style-name="T1">courses/</text:span></text:span><text:span text:style-name="T1"> → Course, Lesson, Enrollment</text:span></text:p>
        </text:list-item>
        <text:list-item>
          <text:p text:style-name="P26"><text:span text:style-name="Source_20_Text"><text:span text:style-name="T1">discussions/</text:span></text:span><text:span text:style-name="T1"> → Comments, Replies, Votes</text:span></text:p>
        </text:list-item>
        <text:list-item>
          <text:p text:style-name="P26"><text:span text:style-name="Source_20_Text"><text:span text:style-name="T1">payments/</text:span></text:span><text:span text:style-name="T1"> → Orders, Invoices, Transactions</text:span></text:p>
        </text:list-item>
      </text:list>
      <text:p text:style-name="P14">Each folder = Django app. Organize like:</text:p>
      <text:h text:style-name="P2" text:outline-level="2">🧱 3. Design Patterns You Should Use</text:h>
      <text:h text:style-name="Heading_20_3" text:outline-level="3"><text:span text:style-name="T1">✅ </text:span><text:span text:style-name="Strong_20_Emphasis"><text:span text:style-name="T1">Commonly Used Patterns in Django</text:span>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3">Pattern</text:p>
            </table:table-cell>
            <table:table-cell table:style-name="Table2.A1" office:value-type="string">
              <text:p text:style-name="P13">Purpose</text:p>
            </table:table-cell>
            <table:table-cell table:style-name="Table2.A1" office:value-type="string">
              <text:p text:style-name="P13">Exampl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<text:span text:style-name="T1">MVC (MTV in Django)</text:span></text:span></text:p>
          </table:table-cell>
          <table:table-cell table:style-name="Table2.A1" office:value-type="string">
            <text:p text:style-name="P12">Separation of concerns</text:p>
          </table:table-cell>
          <table:table-cell table:style-name="Table2.A1" office:value-type="string">
            <text:p text:style-name="P12">Django’s core architectur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Service Layer</text:span></text:span></text:p>
          </table:table-cell>
          <table:table-cell table:style-name="Table2.A1" office:value-type="string">
            <text:p text:style-name="P12">Put business logic outside views</text:p>
          </table:table-cell>
          <table:table-cell table:style-name="Table2.A1" office:value-type="string">
            <text:p text:style-name="Table_20_Contents"><text:span text:style-name="Source_20_Text"><text:span text:style-name="T1">services.py</text:span></text:span><text:span text:style-name="T1"> in each app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Repository Pattern</text:span></text:span></text:p>
          </table:table-cell>
          <table:table-cell table:style-name="Table2.A1" office:value-type="string">
            <text:p text:style-name="P12">Abstract DB access (optional, rare in Django)</text:p>
          </table:table-cell>
          <table:table-cell table:style-name="Table2.A1" office:value-type="string">
            <text:p text:style-name="P12">Custom managers/QuerySets</text:p>
          </table:table-cell>
        </table:table-row>
        <table:table-row table:style-name="Table2.5">
          <table:table-cell table:style-name="Table2.A1" office:value-type="string">
            <text:p text:style-name="Table_20_Contents"><text:span text:style-name="Strong_20_Emphasis"><text:span text:style-name="T1">Factory Pattern</text:span></text:span></text:p>
          </table:table-cell>
          <table:table-cell table:style-name="Table2.A1" office:value-type="string">
            <text:p text:style-name="P12">Create test objects</text:p>
          </table:table-cell>
          <table:table-cell table:style-name="Table2.A1" office:value-type="string">
            <text:p text:style-name="P12">FactoryBoy in test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Observer (Signals)</text:span></text:span></text:p>
          </table:table-cell>
          <table:table-cell table:style-name="Table2.A1" office:value-type="string">
            <text:p text:style-name="P12">Decouple events (e.g., after user registered)</text:p>
          </table:table-cell>
          <table:table-cell table:style-name="Table2.A1" office:value-type="string">
            <text:p text:style-name="P12">Django signals</text:p>
          </table:table-cell>
        </table:table-row>
      </table:table>
      <text:p text:style-name="P11"/>
      <text:p text:style-name="P11"/>
      <text:p text:style-name="P11"/>
      <text:p text:style-name="P11"/>
      <text:p text:style-name="P11"><text:soft-page-break/></text:p>
      <text:h text:style-name="P2" text:outline-level="2">🗂️ 4. Folder Structure Best Practices</text:h>
      <text:p text:style-name="P14">In a large project, you should structure each app like:</text:p>
      <text:p text:style-name="P14">courses/</text:p>
      <text:p text:style-name="P14">├── models/</text:p>
      <text:p text:style-name="P14">│ <text:s text:c="2"/>└── course.py, lesson.py</text:p>
      <text:p text:style-name="P14">├── views/</text:p>
      <text:p text:style-name="P14">│ <text:s text:c="2"/>└── api.py, web.py</text:p>
      <text:p text:style-name="P14">├── serializers/</text:p>
      <text:p text:style-name="P14">├── services/</text:p>
      <text:p text:style-name="P14">├── permissions/</text:p>
      <text:p text:style-name="P14">├── urls.py</text:p>
      <text:p text:style-name="P14">├── tests/</text:p>
      <text:p text:style-name="P14">│ <text:s text:c="2"/>└── test_course.py</text:p>
      <text:p text:style-name="P14">└── apps.py</text:p>
      <text:p text:style-name="P14">Modular and easy to maintain.</text:p>
      <text:p text:style-name="P14"/>
      <text:h text:style-name="P2" text:outline-level="2">🔐 5. Authentication &amp; Authorization</text:h>
      <text:p text:style-name="P14">Use:</text:p>
      <text:list text:style-name="L2">
        <text:list-item>
          <text:p text:style-name="P27"><text:span text:style-name="Strong_20_Emphasis"><text:span text:style-name="T1">JWT or SessionAuth</text:span></text:span><text:span text:style-name="T1"> depending on web vs. mobile API.</text:span></text:p>
        </text:list-item>
        <text:list-item>
          <text:p text:style-name="P27"><text:span text:style-name="Strong_20_Emphasis"><text:span text:style-name="T1">Role-based Access Control (RBAC)</text:span></text:span><text:span text:style-name="T1"> with groups/permissions.</text:span></text:p>
        </text:list-item>
        <text:list-item>
          <text:p text:style-name="P27"><text:span text:style-name="T1">Optional: </text:span><text:span text:style-name="Source_20_Text"><text:span text:style-name="T1">django-guardian</text:span></text:span><text:span text:style-name="T1"> for object-level permissions.</text:span></text:p>
        </text:list-item>
      </text:list>
      <text:p text:style-name="P1"/>
      <text:h text:style-name="P2" text:outline-level="2">🔄 6. Async / Background Tasks</text:h>
      <text:p text:style-name="P14">For large apps:</text:p>
      <text:list text:style-name="L3">
        <text:list-item>
          <text:p text:style-name="P28"><text:span text:style-name="T1">Use </text:span><text:span text:style-name="Strong_20_Emphasis"><text:span text:style-name="T1">Celery + Redis</text:span></text:span><text:span text:style-name="T1"> for background jobs (emails, reports, AI tasks).</text:span></text:p>
        </text:list-item>
        <text:list-item>
          <text:p text:style-name="P28"><text:span text:style-name="T1">Add </text:span><text:span text:style-name="Strong_20_Emphasis"><text:span text:style-name="T1">RabbitMQ</text:span></text:span><text:span text:style-name="T1"> if complex workflows.</text:span></text:p>
        </text:list-item>
      </text:list>
      <text:p text:style-name="P1"/>
      <text:h text:style-name="P2" text:outline-level="2"><text:soft-page-break/>📊 7. Real-World Django Applications &amp; Their Architecture</text:h>
      <text:h text:style-name="Heading_20_3" text:outline-level="3"><text:span text:style-name="T1">🔸 </text:span><text:span text:style-name="Strong_20_Emphasis"><text:span text:style-name="T1">Instagram (initially Django)</text:span></text:span><text:span text:style-name="T1">:</text:span></text:h>
      <text:list text:style-name="L4">
        <text:list-item>
          <text:p text:style-name="P29">Started as a monolith, then slowly migrated parts (e.g., Stories) to Go and other microservices.</text:p>
        </text:list-item>
        <text:list-item>
          <text:p text:style-name="P29">Used PostgreSQL + Redis + S3.</text:p>
        </text:list-item>
        <text:list-item>
          <text:p text:style-name="P29">Heavy use of Celery for async tasks.</text:p>
        </text:list-item>
      </text:list>
      <text:h text:style-name="Heading_20_3" text:outline-level="3"><text:span text:style-name="T1">🔸 </text:span><text:span text:style-name="Strong_20_Emphasis"><text:span text:style-name="T1">Disqus (used Django)</text:span></text:span><text:span text:style-name="T1">:</text:span></text:h>
      <text:list text:style-name="L5">
        <text:list-item>
          <text:p text:style-name="P30">Modular monolith.</text:p>
        </text:list-item>
        <text:list-item>
          <text:p text:style-name="P30">Each feature is its own app.</text:p>
        </text:list-item>
        <text:list-item>
          <text:p text:style-name="P30">Used Celery, PostgreSQL, Memcached.</text:p>
        </text:list-item>
      </text:list>
      <text:h text:style-name="Heading_20_3" text:outline-level="3"><text:span text:style-name="T1">🔸 </text:span><text:span text:style-name="Strong_20_Emphasis"><text:span text:style-name="T1">Mozilla’s Add-ons site (AMO)</text:span></text:span><text:span text:style-name="T1">:</text:span></text:h>
      <text:list text:style-name="L6">
        <text:list-item>
          <text:p text:style-name="P31">Django project with dozens of apps.</text:p>
        </text:list-item>
        <text:list-item>
          <text:p text:style-name="P31">Custom middleware, permissions, and caching layers.</text:p>
        </text:list-item>
      </text:list>
      <text:p text:style-name="P1"/>
      <text:h text:style-name="P2" text:outline-level="2">📦 8. Tech Stack for Big Django Projects</text:h>
      <text:list text:style-name="L7">
        <text:list-item>
          <text:p text:style-name="P34"><text:span text:style-name="Strong_20_Emphasis"><text:span text:style-name="T1">Django REST Framework</text:span></text:span><text:span text:style-name="T1">: API</text:span></text:p>
        </text:list-item>
        <text:list-item>
          <text:p text:style-name="P34"><text:span text:style-name="Strong_20_Emphasis"><text:span text:style-name="T1">PostgreSQL</text:span></text:span><text:span text:style-name="T1">: Main DB</text:span></text:p>
        </text:list-item>
        <text:list-item>
          <text:p text:style-name="P34"><text:span text:style-name="Strong_20_Emphasis"><text:span text:style-name="T1">Redis</text:span></text:span><text:span text:style-name="T1">: Caching and Celery broker</text:span></text:p>
        </text:list-item>
        <text:list-item>
          <text:p text:style-name="P34"><text:span text:style-name="Strong_20_Emphasis"><text:span text:style-name="T1">Celery</text:span></text:span><text:span text:style-name="T1">: Background jobs</text:span></text:p>
        </text:list-item>
        <text:list-item>
          <text:p text:style-name="P34"><text:span text:style-name="Strong_20_Emphasis"><text:span text:style-name="T1">Docker</text:span></text:span><text:span text:style-name="T1">: Containerization</text:span></text:p>
        </text:list-item>
        <text:list-item>
          <text:p text:style-name="P34"><text:span text:style-name="Strong_20_Emphasis"><text:span text:style-name="T1">NGINX + Gunicorn</text:span></text:span><text:span text:style-name="T1">: Production serving</text:span></text:p>
        </text:list-item>
        <text:list-item>
          <text:p text:style-name="P34"><text:span text:style-name="Strong_20_Emphasis"><text:span text:style-name="T1">Sentry</text:span></text:span><text:span text:style-name="T1">: Error monitoring</text:span></text:p>
        </text:list-item>
        <text:list-item>
          <text:p text:style-name="P34"><text:span text:style-name="Strong_20_Emphasis"><text:span text:style-name="T1">Swagger / Redoc</text:span></text:span><text:span text:style-name="T1">: API docs</text:span>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5">Modular Monolith</text:p>
      <text:h text:style-name="P3" text:outline-level="2">🧱 What Is a <text:span text:style-name="Strong_20_Emphasis">Modular Monolith</text:span>?</text:h>
      <text:p text:style-name="Text_20_body">A <text:span text:style-name="Strong_20_Emphasis">modular monolith</text:span> is a software architecture where:</text:p>
      <text:list text:style-name="L8">
        <text:list-item>
          <text:p text:style-name="P35">Your <text:span text:style-name="Strong_20_Emphasis">entire application runs as a single deployable unit</text:span> (like a monolith),</text:p>
        </text:list-item>
        <text:list-item>
          <text:p text:style-name="P35">But it's <text:span text:style-name="Strong_20_Emphasis">structured into independent modules</text:span> that handle separate business domains.</text:p>
        </text:list-item>
      </text:list>
      <text:p text:style-name="Quotations">✅ It gives you the <text:span text:style-name="Emphasis">simplicity of monoliths</text:span> and the <text:span text:style-name="Emphasis">organization of microservices</text:span>.</text:p>
      <text:p text:style-name="Horizontal_20_Line"/>
      <text:h text:style-name="Heading_20_2" text:outline-level="2">🆚 Monolith vs Modular Monolith vs Microservic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Table_20_Heading">Type</text:p>
            </table:table-cell>
            <table:table-cell table:style-name="Table3.A1" office:value-type="string">
              <text:p text:style-name="Table_20_Heading">Deployable Units</text:p>
            </table:table-cell>
            <table:table-cell table:style-name="Table3.A1" office:value-type="string">
              <text:p text:style-name="Table_20_Heading">Structure</text:p>
            </table:table-cell>
            <table:table-cell table:style-name="Table3.A1" office:value-type="string">
              <text:p text:style-name="Table_20_Heading">Communication</text:p>
            </table:table-cell>
            <table:table-cell table:style-name="Table3.A1" office:value-type="string">
              <text:p text:style-name="Table_20_Heading">When to Us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Monolith</text:span></text:p>
          </table:table-cell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All logic in one app</text:p>
          </table:table-cell>
          <table:table-cell table:style-name="Table3.A1" office:value-type="string">
            <text:p text:style-name="Table_20_Contents">Function calls</text:p>
          </table:table-cell>
          <table:table-cell table:style-name="Table3.A1" office:value-type="string">
            <text:p text:style-name="Table_20_Contents">Small/simple app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Modular Monolith</text:span></text:p>
          </table:table-cell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Split into domain apps</text:p>
          </table:table-cell>
          <table:table-cell table:style-name="Table3.A1" office:value-type="string">
            <text:p text:style-name="Table_20_Contents">Function calls</text:p>
          </table:table-cell>
          <table:table-cell table:style-name="Table3.A1" office:value-type="string">
            <text:p text:style-name="Table_20_Contents">Most web app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Microservices</text:span></text:p>
          </table:table-cell>
          <table:table-cell table:style-name="Table3.A1" office:value-type="string">
            <text:p text:style-name="Table_20_Contents">Many</text:p>
          </table:table-cell>
          <table:table-cell table:style-name="Table3.A1" office:value-type="string">
            <text:p text:style-name="Table_20_Contents">Split into services</text:p>
          </table:table-cell>
          <table:table-cell table:style-name="Table3.A1" office:value-type="string">
            <text:p text:style-name="Table_20_Contents">API/queue (REST/gRPC)</text:p>
          </table:table-cell>
          <table:table-cell table:style-name="Table3.A1" office:value-type="string">
            <text:p text:style-name="Table_20_Contents">Very large teams</text:p>
          </table:table-cell>
        </table:table-row>
      </table:table>
      <text:h text:style-name="P3" text:outline-level="2">🧠 Why Use Modular Monolith in Django?</text:h>
      <text:list text:style-name="L9">
        <text:list-item>
          <text:p text:style-name="P36">🧩 Clean separation of features/domains</text:p>
        </text:list-item>
        <text:list-item>
          <text:p text:style-name="P36">🛠 Easier to test, maintain, and scale</text:p>
        </text:list-item>
        <text:list-item>
          <text:p text:style-name="P36">♻️ Enables you to <text:span text:style-name="Emphasis">eventually</text:span> migrate one module to microservice if needed</text:p>
        </text:list-item>
        <text:list-item>
          <text:p text:style-name="P36">👥 Allows multiple developers to work independently on different modules</text:p>
        </text:list-item>
      </text:list>
      <text:p text:style-name="Horizontal_20_Line"/>
      <text:h text:style-name="Heading_20_2" text:outline-level="2">🔧 How to Structure a Modular Monolith in Django</text:h>
      <text:p text:style-name="Text_20_body">In Django, this means:</text:p>
      <text:list text:style-name="L10">
        <text:list-item>
          <text:p text:style-name="P37">Use <text:span text:style-name="Strong_20_Emphasis">multiple Django apps</text:span>, one per domain or feature</text:p>
        </text:list-item>
        <text:list-item>
          <text:p text:style-name="P37">Keep each app <text:span text:style-name="Strong_20_Emphasis">loosely coupled</text:span>: no tight imports between apps</text:p>
        </text:list-item>
        <text:list-item>
          <text:p text:style-name="P37">Define <text:span text:style-name="Strong_20_Emphasis">clear interfaces</text:span> between modules (e.g., service layers)</text:p>
        </text:list-item>
      </text:list>
      <text:p text:style-name="P5"/>
      <text:h text:style-name="P4" text:outline-level="3"><text:soft-page-break/>🗂 Recommended Folder Structure</text:h>
      <text:p text:style-name="Text_20_body">For a <text:span text:style-name="Strong_20_Emphasis">fitness/health AI app</text:span>, a good modular structure could be:</text:p>
      <text:p text:style-name="P5">healthapp/</text:p>
      <text:p text:style-name="P5">├── config/ <text:s text:c="19"/># Settings and root URLs</text:p>
      <text:p text:style-name="P5">│ <text:s text:c="2"/>└── settings.py</text:p>
      <text:p text:style-name="P5">│ <text:s text:c="2"/>└── urls.py</text:p>
      <text:p text:style-name="P5">│</text:p>
      <text:p text:style-name="P5">├── users/ <text:s text:c="20"/># User management and auth</text:p>
      <text:p text:style-name="P5">│ <text:s text:c="2"/>├── models.py</text:p>
      <text:p text:style-name="P5">│ <text:s text:c="2"/>├── views.py</text:p>
      <text:p text:style-name="P5">│ <text:s text:c="2"/>├── urls.py</text:p>
      <text:p text:style-name="P5">│ <text:s text:c="2"/>├── services.py</text:p>
      <text:p text:style-name="P5">│ <text:s text:c="2"/>└── tests/</text:p>
      <text:p text:style-name="P5">│</text:p>
      <text:p text:style-name="P5">├── workouts/ <text:s text:c="17"/># Workout routines, logs</text:p>
      <text:p text:style-name="P5">│ <text:s text:c="2"/>├── models/</text:p>
      <text:p text:style-name="P5">│ <text:s text:c="2"/>│ <text:s text:c="2"/>└── routine.py</text:p>
      <text:p text:style-name="P5">│ <text:s text:c="2"/>│ <text:s text:c="2"/>└── exercise.py</text:p>
      <text:p text:style-name="P5">│ <text:s text:c="2"/>├── views/</text:p>
      <text:p text:style-name="P5">│ <text:s text:c="2"/>├── services/</text:p>
      <text:p text:style-name="P5">│ <text:s text:c="2"/>├── urls.py</text:p>
      <text:p text:style-name="P5">│</text:p>
      <text:p text:style-name="P5">├── nutrition/ <text:s text:c="16"/># Meals, food tracking</text:p>
      <text:p text:style-name="P5">├── ai_engine/ <text:s text:c="16"/># FastAPI or ML models wrappers (or Django interface)</text:p>
      <text:p text:style-name="P5">├── progress/ <text:s text:c="17"/># User metrics, weight, history</text:p>
      <text:p text:style-name="P5">├── shared/ <text:s text:c="19"/># Reusable code (mixins, utils, etc.)</text:p>
      <text:p text:style-name="P5">│</text:p>
      <text:p text:style-name="P5">├── manage.py</text:p>
      <text:p text:style-name="P5">🔑 Each app should feel like it could work <text:span text:style-name="Strong_20_Emphasis">independently</text:span>, but is still part of one deployable system.</text:p>
      <text:p text:style-name="P5"/>
      <text:p text:style-name="P5"><text:soft-page-break/></text:p>
      <text:h text:style-name="P3" text:outline-level="2">🧩 Principles of Modular Monolith in Django</text:h>
      <text:h text:style-name="Heading_20_3" text:outline-level="3">1. <text:span text:style-name="Strong_20_Emphasis">App = Domain</text:span></text:h>
      <text:list text:style-name="L11">
        <text:list-item>
          <text:p text:style-name="P38"><text:span text:style-name="Source_20_Text">users/</text:span> → only handles users/authentication.</text:p>
        </text:list-item>
        <text:list-item>
          <text:p text:style-name="P38"><text:span text:style-name="Source_20_Text">workouts/</text:span> → only workout logic.</text:p>
        </text:list-item>
        <text:list-item>
          <text:p text:style-name="P38">Don't create apps by technical layers (like <text:span text:style-name="Source_20_Text">models/</text:span>, <text:span text:style-name="Source_20_Text">views/</text:span> at project level).</text:p>
        </text:list-item>
        <text:list-item>
          <text:p text:style-name="P38"><text:span text:style-name="Strong_20_Emphasis">Think in business domains.</text:span></text:p>
        </text:list-item>
      </text:list>
      <text:h text:style-name="P4" text:outline-level="3">2. <text:span text:style-name="Strong_20_Emphasis">No Circular Dependencies</text:span></text:h>
      <text:list text:style-name="L12">
        <text:list-item>
          <text:p text:style-name="P39">Never do: <text:span text:style-name="Source_20_Text">from workouts.models import UserWorkout</text:span> inside <text:span text:style-name="Source_20_Text">users/</text:span></text:p>
        </text:list-item>
        <text:list-item>
          <text:p text:style-name="P39">Use <text:span text:style-name="Strong_20_Emphasis">Django’s app registry</text:span> or <text:span text:style-name="Strong_20_Emphasis">service layer</text:span>:</text:p>
        </text:list-item>
      </text:list>
      <text:p text:style-name="P5">from django.apps import apps</text:p>
      <text:p text:style-name="P5">UserWorkout = apps.get_model('workouts', 'UserWorkout')</text:p>
      <text:p text:style-name="P5"/>
      <text:h text:style-name="P4" text:outline-level="3">3. <text:span text:style-name="Strong_20_Emphasis">Explicit Boundaries</text:span></text:h>
      <text:p text:style-name="Text_20_body">Use service files (<text:span text:style-name="Source_20_Text">services.py</text:span>) to define entry points for business logic:</text:p>
      <text:p text:style-name="P5"># workouts/services/routine_service.py</text:p>
      <text:p text:style-name="P5">def get_recommended_routine(user):</text:p>
      <text:p text:style-name="P5"><text:s text:c="4"/># Import inside function to avoid circular import</text:p>
      <text:p text:style-name="P5"><text:s text:c="4"/>from nutrition.models import CalorieIntake</text:p>
      <text:p text:style-name="P5"><text:s text:c="4"/>return Routine.objects.filter(level=user.profile.fitness_level)</text:p>
      <text:h text:style-name="P4" text:outline-level="3">4. <text:span text:style-name="Strong_20_Emphasis">Shared Code Goes in </text:span><text:span text:style-name="Strong_20_Emphasis"><text:span text:style-name="Source_20_Text">shared/</text:span></text:span></text:h>
      <text:p text:style-name="Text_20_body">Create reusable utils, mixins, validators, base classes:</text:p>
      <text:p text:style-name="P5">shared/</text:p>
      <text:p text:style-name="P5">├── models.py (BaseModel)</text:p>
      <text:p text:style-name="P5">├── utils.py (image compression, calorie calculator)</text:p>
      <text:h text:style-name="P4" text:outline-level="3">5. <text:span text:style-name="Strong_20_Emphasis">One </text:span><text:span text:style-name="Strong_20_Emphasis"><text:span text:style-name="Source_20_Text">urls.py</text:span></text:span><text:span text:style-name="Strong_20_Emphasis"> per app</text:span></text:h>
      <text:p text:style-name="Text_20_body">Each app defines its own URLs, and you include them in the root:</text:p>
      <text:p text:style-name="P5"># config/urls.py</text:p>
      <text:p text:style-name="P5"><text:soft-page-break/>urlpatterns = [</text:p>
      <text:p text:style-name="P5"><text:s text:c="4"/>path('api/users/', include('users.urls')),</text:p>
      <text:p text:style-name="P5"><text:s text:c="4"/>path('api/workouts/', include('workouts.urls')),</text:p>
      <text:p text:style-name="P23"><text:span text:style-name="T2">]</text:span>6. <text:span text:style-name="Strong_20_Emphasis">Use Signals Carefully</text:span></text:p>
      <text:list text:style-name="L13">
        <text:list-item>
          <text:p text:style-name="P40">Prefer <text:span text:style-name="Strong_20_Emphasis">service calls</text:span> over signals.</text:p>
        </text:list-item>
        <text:list-item>
          <text:p text:style-name="P40">Only use Django signals for <text:span text:style-name="Strong_20_Emphasis">side-effects</text:span> (e.g., send welcome email after user creation).</text:p>
        </text:list-item>
      </text:list>
      <text:p text:style-name="Horizontal_20_Line"/>
      <text:h text:style-name="Heading_20_2" text:outline-level="2">💡 When Is This Better Than Microservices?</text:h>
      <table:table table:name="Table4" table:style-name="Table4">
        <table:table-column table:style-name="Table4.A"/>
        <table:table-header-rows>
          <table:table-row>
            <table:table-cell table:style-name="Table4.A1" office:value-type="string">
              <text:p text:style-name="Table_20_Heading">Modular Monolith Is Better When:</text:p>
            </table:table-cell>
          </table:table-row>
        </table:table-header-rows>
        <table:table-row>
          <table:table-cell table:style-name="Table4.A1" office:value-type="string">
            <text:p text:style-name="Table_20_Contents">You have 1–5 developers or a small team</text:p>
          </table:table-cell>
        </table:table-row>
        <table:table-row>
          <table:table-cell table:style-name="Table4.A1" office:value-type="string">
            <text:p text:style-name="Table_20_Contents">You're deploying to a single server/container</text:p>
          </table:table-cell>
        </table:table-row>
        <table:table-row>
          <table:table-cell table:style-name="Table4.A1" office:value-type="string">
            <text:p text:style-name="Table_20_Contents">You want to avoid the complexity of inter-service APIs</text:p>
          </table:table-cell>
        </table:table-row>
        <table:table-row>
          <table:table-cell table:style-name="Table4.A1" office:value-type="string">
            <text:p text:style-name="Table_20_Contents">You want high performance with low latency</text:p>
          </table:table-cell>
        </table:table-row>
      </table:table>
      <text:h text:style-name="P3" text:outline-level="2">🔁 Can I Convert This to Microservices Later?</text:h>
      <text:p text:style-name="Text_20_body"><text:span text:style-name="Strong_20_Emphasis">Yes! That’s the point.</text:span></text:p>
      <text:p text:style-name="Text_20_body">For example:</text:p>
      <text:list text:style-name="L14">
        <text:list-item>
          <text:p text:style-name="P41">If <text:span text:style-name="Source_20_Text">ai_engine/</text:span> becomes too big or needs GPU serving, move it to FastAPI (you already plan this).</text:p>
        </text:list-item>
        <text:list-item>
          <text:p text:style-name="P41">If <text:span text:style-name="Source_20_Text">payments/</text:span> becomes critical and isolated, split it off.</text:p>
        </text:list-item>
      </text:list>
      <text:p text:style-name="Text_20_body">Since each module is loosely coupled, it becomes easier to turn one into a microservice.</text:p>
      <text:h text:style-name="P3" text:outline-level="2">🧪 Tools to Help Modularize</text:h>
      <text:list text:style-name="L15">
        <text:list-item>
          <text:p text:style-name="P42"><text:span text:style-name="Strong_20_Emphasis">Django App Registry</text:span> (<text:span text:style-name="Source_20_Text">apps.get_model</text:span>) — for lazy app referencing</text:p>
        </text:list-item>
        <text:list-item>
          <text:p text:style-name="P42"><text:span text:style-name="Strong_20_Emphasis">Django Service Layers</text:span> — organize logic outside views</text:p>
        </text:list-item>
        <text:list-item>
          <text:p text:style-name="P42"><text:span text:style-name="Strong_20_Emphasis">django-environ</text:span> — config per app</text:p>
        </text:list-item>
        <text:list-item>
          <text:p text:style-name="P42"><text:span text:style-name="Strong_20_Emphasis">Celery</text:span> — decouple time-heavy logic</text:p>
        </text:list-item>
        <text:list-item>
          <text:p text:style-name="P42"><text:span text:style-name="Strong_20_Emphasis">DRF Routers per App</text:span> — cleaner REST API</text:p>
        </text:list-item>
      </text:list>
      <text:p text:style-name="P5"/>
      <text:p text:style-name="P5"/>
      <text:p text:style-name="P5"/>
      <text:p text:style-name="P5"/>
      <text:p text:style-name="P20"><text:soft-page-break/>Service Layer</text:p>
      <text:h text:style-name="P6" text:outline-level="2">🔧 What is the Service Layer?</text:h>
      <text:p text:style-name="Text_20_body">A <text:span text:style-name="Strong_20_Emphasis">Service Layer</text:span> is a layer of classes or functions that:</text:p>
      <text:list text:style-name="L16">
        <text:list-item>
          <text:p text:style-name="P43">Contain complex business logic</text:p>
        </text:list-item>
        <text:list-item>
          <text:p text:style-name="P43">Orchestrate multiple model/database operations</text:p>
        </text:list-item>
        <text:list-item>
          <text:p text:style-name="P43">Are called by views (instead of embedding logic inside views or models)</text:p>
        </text:list-item>
      </text:list>
      <text:p text:style-name="Text_20_body">It acts as a bridge between:</text:p>
      <text:list text:style-name="L17">
        <text:list-item>
          <text:p text:style-name="P44">Your <text:span text:style-name="Strong_20_Emphasis">views</text:span> (API endpoints, UI controllers)</text:p>
        </text:list-item>
        <text:list-item>
          <text:p text:style-name="P44">And your <text:span text:style-name="Strong_20_Emphasis">models</text:span> (ORM layer)</text:p>
        </text:list-item>
      </text:list>
      <text:p text:style-name="P8"/>
      <text:h text:style-name="P6" text:outline-level="2">✅ Why Use a Service Layer?</text:h>
      <text:list text:style-name="L18">
        <text:list-item>
          <text:p text:style-name="P45"><text:span text:style-name="Strong_20_Emphasis">Separation of Concerns</text:span>: Keeps views thin and models focused.</text:p>
        </text:list-item>
        <text:list-item>
          <text:p text:style-name="P45"><text:span text:style-name="Strong_20_Emphasis">Reusability</text:span>: Services can be reused across multiple views or even different types of views (REST, GraphQL).</text:p>
        </text:list-item>
        <text:list-item>
          <text:p text:style-name="P45"><text:span text:style-name="Strong_20_Emphasis">Testability</text:span>: Easier to write unit tests for isolated business logic.</text:p>
        </text:list-item>
        <text:list-item>
          <text:p text:style-name="P45"><text:span text:style-name="Strong_20_Emphasis">Scalability</text:span>: As logic gets more complex, this structure is more maintainable.</text:p>
        </text:list-item>
      </text:list>
      <text:h text:style-name="P6" text:outline-level="2">🧠 Example Scenario</text:h>
      <text:p text:style-name="Text_20_body">Imagine you’re building a blog app and want to <text:span text:style-name="Strong_20_Emphasis">publish a post</text:span>. This involves:</text:p>
      <text:list text:style-name="L19">
        <text:list-item>
          <text:p text:style-name="P46">Creating the <text:span text:style-name="Source_20_Text">Post</text:span></text:p>
        </text:list-item>
        <text:list-item>
          <text:p text:style-name="P46">Sending a notification to followers</text:p>
        </text:list-item>
        <text:list-item>
          <text:p text:style-name="P46">Logging the event</text:p>
        </text:list-item>
      </text:list>
      <text:p text:style-name="Text_20_body">You can create a service to encapsulate this logic.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1. <text:span text:style-name="Strong_20_Emphasis">Model:</text:span></text:p>
      <text:p text:style-name="P8"><text:span text:style-name="Strong_20_Emphasis"># models.py</text:span></text:p>
      <text:p text:style-name="P8"><text:span text:style-name="Strong_20_Emphasis">from django.db import models</text:span></text:p>
      <text:p text:style-name="P8"><text:span text:style-name="Strong_20_Emphasis">from django.contrib.auth.models import User</text:span></text:p>
      <text:p text:style-name="P8"><text:span text:style-name="Strong_20_Emphasis"/></text:p>
      <text:p text:style-name="P8"><text:span text:style-name="Strong_20_Emphasis">class Post(models.Model):</text:span></text:p>
      <text:p text:style-name="P8"><text:span text:style-name="Strong_20_Emphasis"><text:s text:c="4"/>author = models.ForeignKey(User, on_delete=models.CASCADE)</text:span></text:p>
      <text:p text:style-name="P8"><text:span text:style-name="Strong_20_Emphasis"><text:s text:c="4"/>title = models.CharField(max_length=255)</text:span></text:p>
      <text:p text:style-name="P8"><text:span text:style-name="Strong_20_Emphasis"><text:s text:c="4"/>content = models.TextField()</text:span></text:p>
      <text:p text:style-name="P8"><text:span text:style-name="Strong_20_Emphasis"><text:s text:c="4"/>is_published = models.BooleanField(default=False)</text:span></text:p>
      <text:p text:style-name="P8"><text:span text:style-name="Strong_20_Emphasis"><text:s text:c="4"/>created_at = models.DateTimeField(auto_now_add=True)</text:span></text:p>
      <text:p text:style-name="P8"><text:span text:style-name="Strong_20_Emphasis"/></text:p>
      <text:p text:style-name="P8"><text:span text:style-name="Strong_20_Emphasis">2. Service Layer (in </text:span><text:span text:style-name="Strong_20_Emphasis"><text:span text:style-name="Source_20_Text">services/post_service.py</text:span></text:span><text:span text:style-name="Strong_20_Emphasis">):</text:span></text:p>
      <text:p text:style-name="P8"><text:span text:style-name="Strong_20_Emphasis"># services/post_service.py</text:span></text:p>
      <text:p text:style-name="P8"><text:span text:style-name="Strong_20_Emphasis">from blog.models import Post</text:span></text:p>
      <text:p text:style-name="P8"><text:span text:style-name="Strong_20_Emphasis">from django.utils.timezone import now</text:span></text:p>
      <text:p text:style-name="P8"><text:span text:style-name="Strong_20_Emphasis"/></text:p>
      <text:p text:style-name="P8"><text:span text:style-name="Strong_20_Emphasis">def publish_post(author, title, content):</text:span></text:p>
      <text:p text:style-name="P8"><text:span text:style-name="Strong_20_Emphasis"><text:s text:c="4"/># Create and publish the post</text:span></text:p>
      <text:p text:style-name="P8"><text:span text:style-name="Strong_20_Emphasis"><text:s text:c="4"/>post = Post.objects.create(author=author, title=title, content=content, is_published=True)</text:span></text:p>
      <text:p text:style-name="P8"><text:span text:style-name="Strong_20_Emphasis"><text:s text:c="4"/></text:span></text:p>
      <text:p text:style-name="P8"><text:span text:style-name="Strong_20_Emphasis"><text:s text:c="4"/># You could add more business logic here:</text:span></text:p>
      <text:p text:style-name="P8"><text:span text:style-name="Strong_20_Emphasis"><text:s text:c="4"/>send_notification_to_followers(author, post)</text:span></text:p>
      <text:p text:style-name="P8"><text:span text:style-name="Strong_20_Emphasis"><text:s text:c="4"/>log_event(author, "Post published", now())</text:span></text:p>
      <text:p text:style-name="P8"><text:span text:style-name="Strong_20_Emphasis"><text:s text:c="4"/></text:span></text:p>
      <text:p text:style-name="P8"><text:span text:style-name="Strong_20_Emphasis"><text:s text:c="4"/>return post</text:span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>def send_notification_to_followers(user, post):</text:span></text:p>
      <text:p text:style-name="P8"><text:span text:style-name="Strong_20_Emphasis"><text:s text:c="4"/># Placeholder for sending notification</text:span></text:p>
      <text:p text:style-name="P8"><text:soft-page-break/><text:span text:style-name="Strong_20_Emphasis"><text:s text:c="4"/>print(f"Notify followers of {user.username} about new post: {post.title}")</text:span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>def log_event(user, message, timestamp):</text:span></text:p>
      <text:p text:style-name="P8"><text:span text:style-name="Strong_20_Emphasis"><text:s text:c="4"/># Placeholder for logging</text:span></text:p>
      <text:p text:style-name="P8"><text:span text:style-name="Strong_20_Emphasis"><text:s text:c="4"/>print(f"[{timestamp}] {user.username}: {message}")</text:span></text:p>
      <text:p text:style-name="P8"><text:span text:style-name="Strong_20_Emphasis"/></text:p>
      <text:p text:style-name="P8"><text:span text:style-name="Strong_20_Emphasis">3. View Layer (e.g., in </text:span><text:span text:style-name="Strong_20_Emphasis"><text:span text:style-name="Source_20_Text">views.py</text:span></text:span><text:span text:style-name="Strong_20_Emphasis">):</text:span></text:p>
      <text:p text:style-name="P8"><text:span text:style-name="Strong_20_Emphasis"># views.py</text:span></text:p>
      <text:p text:style-name="P8"><text:span text:style-name="Strong_20_Emphasis">from rest_framework.views import APIView</text:span></text:p>
      <text:p text:style-name="P8"><text:span text:style-name="Strong_20_Emphasis">from rest_framework.response import Response</text:span></text:p>
      <text:p text:style-name="P8"><text:span text:style-name="Strong_20_Emphasis">from rest_framework import status</text:span></text:p>
      <text:p text:style-name="P8"><text:span text:style-name="Strong_20_Emphasis">from services.post_service import publish_post</text:span></text:p>
      <text:p text:style-name="P8"><text:span text:style-name="Strong_20_Emphasis"/></text:p>
      <text:p text:style-name="P8"><text:span text:style-name="Strong_20_Emphasis">class PublishPostView(APIView):</text:span></text:p>
      <text:p text:style-name="P8"><text:span text:style-name="Strong_20_Emphasis"><text:s text:c="4"/>def post(self, request):</text:span></text:p>
      <text:p text:style-name="P8"><text:span text:style-name="Strong_20_Emphasis"><text:s text:c="8"/>user = request.user</text:span></text:p>
      <text:p text:style-name="P8"><text:span text:style-name="Strong_20_Emphasis"><text:s text:c="8"/>title = request.data.get('title')</text:span></text:p>
      <text:p text:style-name="P8"><text:span text:style-name="Strong_20_Emphasis"><text:s text:c="8"/>content = request.data.get('content')</text:span></text:p>
      <text:p text:style-name="P8"><text:span text:style-name="Strong_20_Emphasis"><text:s text:c="8"/></text:span></text:p>
      <text:p text:style-name="P8"><text:span text:style-name="Strong_20_Emphasis"><text:s text:c="8"/>if not title or not content:</text:span></text:p>
      <text:p text:style-name="P8"><text:span text:style-name="Strong_20_Emphasis"><text:s text:c="12"/>return Response({"error": "Missing title or content"}, status=400)</text:span></text:p>
      <text:p text:style-name="P8"><text:span text:style-name="Strong_20_Emphasis"/></text:p>
      <text:p text:style-name="P8"><text:span text:style-name="Strong_20_Emphasis"><text:s text:c="8"/>post = publish_post(user, title, content)</text:span></text:p>
      <text:p text:style-name="P8"><text:span text:style-name="Strong_20_Emphasis"><text:s text:c="8"/>return Response({"id": post.id, "title": post.title}, status=status.HTTP_201_CREATED)</text:span></text:p>
      <text:p text:style-name="P8"><text:span text:style-name="Strong_20_Emphasis"/></text:p>
      <text:h text:style-name="P6" text:outline-level="2"><text:span text:style-name="Strong_20_Emphasis">💡 When Should You Use It?</text:span></text:h>
      <text:p text:style-name="Text_20_body">You should consider using a Service Layer when:</text:p>
      <text:list text:style-name="L20">
        <text:list-item>
          <text:p text:style-name="P47">The logic in your views is getting too large or repeated</text:p>
        </text:list-item>
        <text:list-item>
          <text:p text:style-name="P47"><text:soft-page-break/>Multiple models or steps are involved in a single action</text:p>
        </text:list-item>
        <text:list-item>
          <text:p text:style-name="P47">You want a clear separation between request-handling and domain logic</text:p>
        </text:list-item>
        <text:list-item>
          <text:p text:style-name="P47">You’re building a system that will grow or may need unit testing for logic</text:p>
        </text:list-item>
      </text:list>
      <text:p text:style-name="P8"><text:span text:style-name="Strong_20_Emphasis">📁 Suggested Folder Structure</text:span></text:p>
      <text:p text:style-name="P8"><text:span text:style-name="Strong_20_Emphasis">project/</text:span></text:p>
      <text:p text:style-name="P8"><text:span text:style-name="Strong_20_Emphasis">│</text:span></text:p>
      <text:p text:style-name="P8"><text:span text:style-name="Strong_20_Emphasis">├── blog/</text:span></text:p>
      <text:p text:style-name="P8"><text:span text:style-name="Strong_20_Emphasis">│ <text:s text:c="2"/>├── models.py</text:span></text:p>
      <text:p text:style-name="P8"><text:span text:style-name="Strong_20_Emphasis">│ <text:s text:c="2"/>├── views.py</text:span></text:p>
      <text:p text:style-name="P8"><text:span text:style-name="Strong_20_Emphasis">│ <text:s text:c="2"/>├── services/</text:span></text:p>
      <text:p text:style-name="P8"><text:span text:style-name="Strong_20_Emphasis">│ <text:s text:c="2"/>│ <text:s text:c="2"/>└── post_service.py</text:span></text:p>
      <text:p text:style-name="P8"><text:span text:style-name="Strong_20_Emphasis">│ <text:s text:c="2"/>└── serializers.py</text:span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oft-page-break/><text:span text:style-name="Strong_20_Emphasis"><text:span text:style-name="T3">Repository Design pattern</text:span></text:span></text:p>
      <text:p text:style-name="P8"><text:span text:style-name="Strong_20_Emphasis">The Repository Pattern is a design pattern used to abstract database access logic behind a clean interface — separating it from business logic. It's common in statically typed languages like Java or C#, but less common in Django because Django’s ORM already acts like a repository.</text:span></text:p>
      <text:p text:style-name="Text_20_body">However, <text:span text:style-name="Strong_20_Emphasis">you can still apply it</text:span> in Django when:</text:p>
      <text:list text:style-name="L21">
        <text:list-item>
          <text:p text:style-name="P48">You want to decouple the database/ORM from your services.</text:p>
        </text:list-item>
        <text:list-item>
          <text:p text:style-name="P48">You want to mock data access in tests.</text:p>
        </text:list-item>
        <text:list-item>
          <text:p text:style-name="P48">You need more control over data queries (custom filtering, joins, etc.).</text:p>
        </text:list-item>
        <text:list-item>
          <text:p text:style-name="P48">You're planning to switch to another data source (e.g., APIs, NoSQL, etc.).</text:p>
        </text:list-item>
      </text:list>
      <text:h text:style-name="P6" text:outline-level="2"><text:span text:style-name="Strong_20_Emphasis">🧠 What's the Point?</text:span></text:h>
      <text:p text:style-name="Text_20_body">With the <text:span text:style-name="Strong_20_Emphasis">Repository Pattern</text:span>, instead of calling <text:span text:style-name="Source_20_Text">Model.objects.filter(...)</text:span> in your views/services, you define an interface like <text:span text:style-name="Source_20_Text">PostRepository.get_published_posts()</text:span> and let that handle the ORM.</text:p>
      <text:p text:style-name="Text_20_body">This lets your services call <text:span text:style-name="Strong_20_Emphasis"><text:span text:style-name="Source_20_Text">PostRepository</text:span></text:span> and <text:span text:style-name="Strong_20_Emphasis">not care how the data is retrieved</text:span>.</text:p>
      <text:p text:style-name="Horizontal_20_Line"/>
      <text:h text:style-name="Heading_20_2" text:outline-level="2">✅ Benefi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Without Repository</text:p>
            </table:table-cell>
            <table:table-cell table:style-name="Table5.A1" office:value-type="string">
              <text:p text:style-name="Table_20_Heading">With Repository</text:p>
            </table:table-cell>
          </table:table-row>
        </table:table-header-rows>
        <table:table-row>
          <table:table-cell table:style-name="Table5.A1" office:value-type="string">
            <text:p text:style-name="Table_20_Contents">ORM logic spread everywhere</text:p>
          </table:table-cell>
          <table:table-cell table:style-name="Table5.A1" office:value-type="string">
            <text:p text:style-name="Table_20_Contents">Centralized DB logic</text:p>
          </table:table-cell>
        </table:table-row>
        <table:table-row>
          <table:table-cell table:style-name="Table5.A1" office:value-type="string">
            <text:p text:style-name="Table_20_Contents">Hard to mock/test</text:p>
          </table:table-cell>
          <table:table-cell table:style-name="Table5.A1" office:value-type="string">
            <text:p text:style-name="Table_20_Contents">Easy to mock/test</text:p>
          </table:table-cell>
        </table:table-row>
        <table:table-row>
          <table:table-cell table:style-name="Table5.A1" office:value-type="string">
            <text:p text:style-name="Table_20_Contents">Tightly coupled</text:p>
          </table:table-cell>
          <table:table-cell table:style-name="Table5.A1" office:value-type="string">
            <text:p text:style-name="Table_20_Contents">Loosely coupled</text:p>
          </table:table-cell>
        </table:table-row>
      </table:table>
      <text:p text:style-name="P8"><text:span text:style-name="Strong_20_Emphasis"><text:span text:style-name="T5"/></text:span></text:p>
      <text:h text:style-name="P6" text:outline-level="2"><text:span text:style-name="Strong_20_Emphasis">🏗️ Example in Django</text:span></text:h>
      <text:p text:style-name="Text_20_body">Let’s use a blog <text:span text:style-name="Source_20_Text">Post</text:span> model again.</text:p>
      <text:p text:style-name="P8"><text:span text:style-name="Strong_20_Emphasis"><text:span text:style-name="T5"/></text:span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oft-page-break/><text:span text:style-name="Strong_20_Emphasis">1. Model</text:span></text:p>
      <text:p text:style-name="P8"><text:span text:style-name="Strong_20_Emphasis"># models.py</text:span></text:p>
      <text:p text:style-name="P8"><text:span text:style-name="Strong_20_Emphasis">from django.db import models</text:span></text:p>
      <text:p text:style-name="P8"><text:span text:style-name="Strong_20_Emphasis">from django.contrib.auth.models import User</text:span></text:p>
      <text:p text:style-name="P8"><text:span text:style-name="Strong_20_Emphasis"/></text:p>
      <text:p text:style-name="P8"><text:span text:style-name="Strong_20_Emphasis">class Post(models.Model):</text:span></text:p>
      <text:p text:style-name="P8"><text:span text:style-name="Strong_20_Emphasis"><text:s text:c="4"/>author = models.ForeignKey(User, on_delete=models.CASCADE)</text:span></text:p>
      <text:p text:style-name="P8"><text:span text:style-name="Strong_20_Emphasis"><text:s text:c="4"/>title = models.CharField(max_length=255)</text:span></text:p>
      <text:p text:style-name="P8"><text:span text:style-name="Strong_20_Emphasis"><text:s text:c="4"/>content = models.TextField()</text:span></text:p>
      <text:p text:style-name="P8"><text:span text:style-name="Strong_20_Emphasis"><text:s text:c="4"/>is_published = models.BooleanField(default=False)</text:span></text:p>
      <text:p text:style-name="P8"><text:span text:style-name="Strong_20_Emphasis"><text:s text:c="4"/>created_at = models.DateTimeField(auto_now_add=True)</text:span></text:p>
      <text:p text:style-name="P8"><text:span text:style-name="Strong_20_Emphasis"/></text:p>
      <text:h text:style-name="P7" text:outline-level="3"><text:span text:style-name="Strong_20_Emphasis">2. Repository Layer</text:span></text:h>
      <text:p text:style-name="Text_20_body">Create this in <text:span text:style-name="Source_20_Text">repositories/post_repository.py</text:span></text:p>
      <text:p text:style-name="P8"><text:span text:style-name="Strong_20_Emphasis"># repositories/post_repository.py</text:span></text:p>
      <text:p text:style-name="P8"><text:span text:style-name="Strong_20_Emphasis">from blog.models import Post</text:span></text:p>
      <text:p text:style-name="P8"><text:span text:style-name="Strong_20_Emphasis"/></text:p>
      <text:p text:style-name="P8"><text:span text:style-name="Strong_20_Emphasis">class PostRepository:</text:span></text:p>
      <text:p text:style-name="P8"><text:span text:style-name="Strong_20_Emphasis"><text:s text:c="4"/></text:span></text:p>
      <text:p text:style-name="P8"><text:span text:style-name="Strong_20_Emphasis"><text:s text:c="4"/>@staticmethod</text:span></text:p>
      <text:p text:style-name="P8"><text:span text:style-name="Strong_20_Emphasis"><text:s text:c="4"/>def get_by_id(post_id):</text:span></text:p>
      <text:p text:style-name="P8"><text:span text:style-name="Strong_20_Emphasis"><text:s text:c="8"/>return Post.objects.filter(id=post_id).first()</text:span></text:p>
      <text:p text:style-name="P8"><text:span text:style-name="Strong_20_Emphasis"><text:s text:c="4"/></text:span></text:p>
      <text:p text:style-name="P8"><text:span text:style-name="Strong_20_Emphasis"><text:s text:c="4"/>@staticmethod</text:span></text:p>
      <text:p text:style-name="P8"><text:span text:style-name="Strong_20_Emphasis"><text:s text:c="4"/>def get_published():</text:span></text:p>
      <text:p text:style-name="P8"><text:span text:style-name="Strong_20_Emphasis"><text:s text:c="8"/>return Post.objects.filter(is_published=True)</text:span></text:p>
      <text:p text:style-name="P8"><text:span text:style-name="Strong_20_Emphasis"><text:s text:c="4"/></text:span></text:p>
      <text:p text:style-name="P8"><text:span text:style-name="Strong_20_Emphasis"><text:s text:c="4"/>@staticmethod</text:span></text:p>
      <text:p text:style-name="P8"><text:span text:style-name="Strong_20_Emphasis"><text:s text:c="4"/>def get_by_author(author):</text:span></text:p>
      <text:p text:style-name="P8"><text:soft-page-break/><text:span text:style-name="Strong_20_Emphasis"><text:s text:c="8"/>return Post.objects.filter(author=author)</text:span></text:p>
      <text:p text:style-name="P8"><text:span text:style-name="Strong_20_Emphasis"><text:s text:c="4"/></text:span></text:p>
      <text:p text:style-name="P8"><text:span text:style-name="Strong_20_Emphasis"><text:s text:c="4"/>@staticmethod</text:span></text:p>
      <text:p text:style-name="P8"><text:span text:style-name="Strong_20_Emphasis"><text:s text:c="4"/>def create_post(author, title, content):</text:span></text:p>
      <text:p text:style-name="P8"><text:span text:style-name="Strong_20_Emphasis"><text:s text:c="8"/>return Post.objects.create(author=author, title=title, content=content, is_published=True)</text:span></text:p>
      <text:p text:style-name="P8"><text:span text:style-name="Strong_20_Emphasis"/></text:p>
      <text:p text:style-name="P8"><text:span text:style-name="Strong_20_Emphasis">3. Service Layer (uses Repository)</text:span></text:p>
      <text:p text:style-name="P8"><text:span text:style-name="Strong_20_Emphasis"># services/post_service.py</text:span></text:p>
      <text:p text:style-name="P8"><text:span text:style-name="Strong_20_Emphasis">from repositories.post_repository import PostRepository</text:span></text:p>
      <text:p text:style-name="P8"><text:span text:style-name="Strong_20_Emphasis"/></text:p>
      <text:p text:style-name="P8"><text:span text:style-name="Strong_20_Emphasis">def publish_post(author, title, content):</text:span></text:p>
      <text:p text:style-name="P8"><text:span text:style-name="Strong_20_Emphasis"><text:s text:c="4"/>post = PostRepository.create_post(author, title, content)</text:span></text:p>
      <text:p text:style-name="P8"><text:span text:style-name="Strong_20_Emphasis"><text:s text:c="4"/>print(f"Post '{title}' published by {author.username}")</text:span></text:p>
      <text:p text:style-name="P8"><text:span text:style-name="Strong_20_Emphasis"><text:s text:c="4"/>return post</text:span></text:p>
      <text:p text:style-name="P8"><text:span text:style-name="Strong_20_Emphasis"/></text:p>
      <text:p text:style-name="P8"><text:span text:style-name="Strong_20_Emphasis">4. View</text:span></text:p>
      <text:p text:style-name="P8"><text:span text:style-name="Strong_20_Emphasis"># views.py</text:span></text:p>
      <text:p text:style-name="P8"><text:span text:style-name="Strong_20_Emphasis">from rest_framework.views import APIView</text:span></text:p>
      <text:p text:style-name="P8"><text:span text:style-name="Strong_20_Emphasis">from rest_framework.response import Response</text:span></text:p>
      <text:p text:style-name="P8"><text:span text:style-name="Strong_20_Emphasis">from services.post_service import publish_post</text:span></text:p>
      <text:p text:style-name="P8"><text:span text:style-name="Strong_20_Emphasis"/></text:p>
      <text:p text:style-name="P8"><text:span text:style-name="Strong_20_Emphasis">class PublishPostView(APIView):</text:span></text:p>
      <text:p text:style-name="P8"><text:span text:style-name="Strong_20_Emphasis"><text:s text:c="4"/>def post(self, request):</text:span></text:p>
      <text:p text:style-name="P8"><text:span text:style-name="Strong_20_Emphasis"><text:s text:c="8"/>user = request.user</text:span></text:p>
      <text:p text:style-name="P8"><text:span text:style-name="Strong_20_Emphasis"><text:s text:c="8"/>title = request.data.get('title')</text:span></text:p>
      <text:p text:style-name="P8"><text:span text:style-name="Strong_20_Emphasis"><text:s text:c="8"/>content = request.data.get('content')</text:span></text:p>
      <text:p text:style-name="P8"><text:span text:style-name="Strong_20_Emphasis"/></text:p>
      <text:p text:style-name="P8"><text:span text:style-name="Strong_20_Emphasis"><text:s text:c="8"/>post = publish_post(user, title, content)</text:span></text:p>
      <text:p text:style-name="P8"><text:span text:style-name="Strong_20_Emphasis"><text:s text:c="8"/>return Response({"id": post.id, "title": post.title})</text:span></text:p>
      <text:p text:style-name="P8"><text:span text:style-name="Strong_20_Emphasis"/></text:p>
      <text:p text:style-name="P8"><text:soft-page-break/><text:span text:style-name="Strong_20_Emphasis"/></text:p>
      <text:p text:style-name="P8"><text:span text:style-name="Strong_20_Emphasis">🧪 Easy to Mock in Tests</text:span></text:p>
      <text:p text:style-name="P8"><text:span text:style-name="Strong_20_Emphasis"># test_post_service.py</text:span></text:p>
      <text:p text:style-name="P8"><text:span text:style-name="Strong_20_Emphasis">from unittest.mock import patch</text:span></text:p>
      <text:p text:style-name="P8"><text:span text:style-name="Strong_20_Emphasis">from services.post_service import publish_post</text:span></text:p>
      <text:p text:style-name="P8"><text:span text:style-name="Strong_20_Emphasis"/></text:p>
      <text:p text:style-name="P8"><text:span text:style-name="Strong_20_Emphasis">@patch('repositories.post_repository.PostRepository.create_post')</text:span></text:p>
      <text:p text:style-name="P8"><text:span text:style-name="Strong_20_Emphasis">def test_publish_post(mock_create):</text:span></text:p>
      <text:p text:style-name="P8"><text:span text:style-name="Strong_20_Emphasis"><text:s text:c="4"/>mock_create.return_value = FakePost(id=1, title="Test", content="...")</text:span></text:p>
      <text:p text:style-name="P8"><text:span text:style-name="Strong_20_Emphasis"><text:s text:c="4"/>post = publish_post(FakeUser("john"), "Test", "Some content")</text:span></text:p>
      <text:p text:style-name="P8"><text:span text:style-name="Strong_20_Emphasis"><text:s text:c="4"/>assert post.title == "Test"</text:span></text:p>
      <text:h text:style-name="P6" text:outline-level="2"><text:span text:style-name="Strong_20_Emphasis">🧩 Advanced: Use Custom Managers Instead?</text:span></text:h>
      <text:p text:style-name="Text_20_body">In Django, you <text:span text:style-name="Strong_20_Emphasis">can use custom managers</text:span> as a lighter alternative to Repository:</text:p>
      <text:p text:style-name="P8"><text:span text:style-name="Strong_20_Emphasis"># models.py</text:span></text:p>
      <text:p text:style-name="P8"><text:span text:style-name="Strong_20_Emphasis">class PostManager(models.Manager):</text:span></text:p>
      <text:p text:style-name="P8"><text:span text:style-name="Strong_20_Emphasis"><text:s text:c="4"/>def published(self):</text:span></text:p>
      <text:p text:style-name="P8"><text:span text:style-name="Strong_20_Emphasis"><text:s text:c="8"/>return self.filter(is_published=True)</text:span></text:p>
      <text:p text:style-name="P8"><text:span text:style-name="Strong_20_Emphasis"/></text:p>
      <text:p text:style-name="P8"><text:span text:style-name="Strong_20_Emphasis">class Post(models.Model):</text:span></text:p>
      <text:p text:style-name="P8"><text:span text:style-name="Strong_20_Emphasis"><text:s text:c="4"/>...</text:span></text:p>
      <text:p text:style-name="P8"><text:span text:style-name="Strong_20_Emphasis"><text:s text:c="4"/>objects = PostManager()</text:span></text:p>
      <text:p text:style-name="P8"><text:span text:style-name="Strong_20_Emphasis">Now you can use:</text:span></text:p>
      <text:p text:style-name="P8"><text:span text:style-name="Strong_20_Emphasis">Post.objects.published()</text:span></text:p>
      <text:p text:style-name="P8"><text:span text:style-name="Strong_20_Emphasis"/></text:p>
      <text:p text:style-name="P8"><text:span text:style-name="Strong_20_Emphasis">But this is tightly coupled to the ORM, so for maximum decoupling, a repository is better.</text:span></text:p>
      <text:p text:style-name="P8"><text:span text:style-name="Strong_20_Emphasis"/></text:p>
      <text:p text:style-name="P8"><text:span text:style-name="Strong_20_Emphasis">📁 Suggested Structure</text:span></text:p>
      <text:p text:style-name="P8"><text:span text:style-name="Strong_20_Emphasis"/></text:p>
      <text:p text:style-name="P8"><text:span text:style-name="Strong_20_Emphasis">project/</text:span></text:p>
      <text:p text:style-name="P8"><text:soft-page-break/><text:span text:style-name="Strong_20_Emphasis">├── blog/</text:span></text:p>
      <text:p text:style-name="P8"><text:span text:style-name="Strong_20_Emphasis">│ <text:s text:c="2"/>├── models.py</text:span></text:p>
      <text:p text:style-name="P8"><text:span text:style-name="Strong_20_Emphasis">│ <text:s text:c="2"/>├── views.py</text:span></text:p>
      <text:p text:style-name="P8"><text:span text:style-name="Strong_20_Emphasis">│ <text:s text:c="2"/>├── services/</text:span></text:p>
      <text:p text:style-name="P8"><text:span text:style-name="Strong_20_Emphasis">│ <text:s text:c="2"/>│ <text:s text:c="2"/>└── post_service.py</text:span></text:p>
      <text:p text:style-name="P8"><text:span text:style-name="Strong_20_Emphasis">│ <text:s text:c="2"/>├── repositories/</text:span></text:p>
      <text:p text:style-name="P8"><text:span text:style-name="Strong_20_Emphasis">│ <text:s text:c="2"/>│ <text:s text:c="2"/>└── post_repository.py</text:span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oft-page-break/><text:span text:style-name="Strong_20_Emphasis"/></text:p>
      <text:p text:style-name="P9"><text:span text:style-name="Strong_20_Emphasis"><text:span text:style-name="T4">Factory Pattern and <text:s/>Observer Pattern</text:span></text:span></text:p>
      <text:h text:style-name="P16" text:outline-level="2">🏭 1. Factory Pattern in Django (with <text:span text:style-name="Strong_20_Emphasis">Factory Boy</text:span> for tests)</text:h>
      <text:h text:style-name="Heading_20_3" text:outline-level="3">✅ What Is It?</text:h>
      <text:p text:style-name="Text_20_body">The <text:span text:style-name="Strong_20_Emphasis">Factory Pattern</text:span> is a creational design pattern used to create objects <text:span text:style-name="Strong_20_Emphasis">in a consistent and reusable way</text:span>.</text:p>
      <text:p text:style-name="Text_20_body">In Django testing, this is usually applied using the <text:a xlink:type="simple" xlink:href="https://factoryboy.readthedocs.io/en/stable/" office:target-frame-name="_new" xlink:show="replace" text:style-name="Internet_20_link" text:visited-style-name="Visited_20_Internet_20_Link"><text:span text:style-name="Strong_20_Emphasis">Factory Boy</text:span></text:a> library, which helps you create <text:span text:style-name="Strong_20_Emphasis">test objects</text:span> (models) easily, without manually filling out all required fields every time.</text:p>
      <text:p text:style-name="Horizontal_20_Line"/>
      <text:h text:style-name="Heading_20_3" text:outline-level="3">🔧 Why Use It in Django?</text:h>
      <text:list text:style-name="L22">
        <text:list-item>
          <text:p text:style-name="P49">Avoid repetitive test code.</text:p>
        </text:list-item>
        <text:list-item>
          <text:p text:style-name="P49">Create realistic model instances for tests.</text:p>
        </text:list-item>
        <text:list-item>
          <text:p text:style-name="P49">Easily customize only the fields you care about in each test.</text:p>
        </text:list-item>
      </text:list>
      <text:p text:style-name="P22">📦 Example: Factory for a <text:span text:style-name="Source_20_Text">Post</text:span> Model</text:p>
      <text:p text:style-name="P19">1. Install Factory Boy</text:p>
      <text:p text:style-name="P19">pip install factory_boy</text:p>
      <text:p text:style-name="P19">2. Define a Factory</text:p>
      <text:p text:style-name="P19"># tests/factories.py</text:p>
      <text:p text:style-name="P19">import factory</text:p>
      <text:p text:style-name="P19">from django.contrib.auth.models import User</text:p>
      <text:p text:style-name="P19">from blog.models import Post</text:p>
      <text:p text:style-name="P19"/>
      <text:p text:style-name="P19">class UserFactory(factory.django.DjangoModelFactory):</text:p>
      <text:p text:style-name="P19"><text:s text:c="4"/>class Meta:</text:p>
      <text:p text:style-name="P19"><text:s text:c="8"/>model = User</text:p>
      <text:p text:style-name="P19"/>
      <text:p text:style-name="P19"><text:soft-page-break/><text:s text:c="4"/>username = factory.Sequence(lambda n: f"user{n}")</text:p>
      <text:p text:style-name="P19"><text:s text:c="4"/>email = factory.LazyAttribute(lambda obj: f"{obj.username}@example.com")</text:p>
      <text:p text:style-name="P19"/>
      <text:p text:style-name="P19">class PostFactory(factory.django.DjangoModelFactory):</text:p>
      <text:p text:style-name="P19"><text:s text:c="4"/>class Meta:</text:p>
      <text:p text:style-name="P19"><text:s text:c="8"/>model = Post</text:p>
      <text:p text:style-name="P19"/>
      <text:p text:style-name="P19"><text:s text:c="4"/>author = factory.SubFactory(UserFactory)</text:p>
      <text:p text:style-name="P19"><text:s text:c="4"/>title = factory.Sequence(lambda n: f"Post Title {n}")</text:p>
      <text:p text:style-name="P19"><text:s text:c="4"/>content = "Sample content"</text:p>
      <text:p text:style-name="P19"><text:s text:c="4"/>is_published = True</text:p>
      <text:p text:style-name="P19"/>
      <text:p text:style-name="P19">3. Use It in Your Tests</text:p>
      <text:p text:style-name="P19"># tests/test_post.py</text:p>
      <text:p text:style-name="P19">from tests.factories import PostFactory</text:p>
      <text:p text:style-name="P19"/>
      <text:p text:style-name="P19">def test_post_creation():</text:p>
      <text:p text:style-name="P19"><text:s text:c="4"/>post = PostFactory()</text:p>
      <text:p text:style-name="P19"><text:s text:c="4"/>assert post.title.startswith("Post Title")</text:p>
      <text:p text:style-name="P19"><text:s text:c="4"/>assert post.author.username.startswith("user")</text:p>
      <text:p text:style-name="P19"/>
      <text:h text:style-name="P16" text:outline-level="2">✅ Benefits</text:h>
      <text:list text:style-name="L23">
        <text:list-item>
          <text:p text:style-name="P50">Avoid <text:span text:style-name="Source_20_Text">Post.objects.create(...)</text:span> in every test</text:p>
        </text:list-item>
        <text:list-item>
          <text:p text:style-name="P50">Auto-generates related models (e.g., author with <text:span text:style-name="Source_20_Text">SubFactory</text:span>)</text:p>
        </text:list-item>
        <text:list-item>
          <text:p text:style-name="P50">Easy to override fields: <text:span text:style-name="Source_20_Text">PostFactory(title="Custom Title")</text:span></text:p>
        </text:list-item>
      </text:list>
      <text:h text:style-name="P16" text:outline-level="2"><text:soft-page-break/>📡 2. Observer Pattern in Django (via <text:span text:style-name="Strong_20_Emphasis">Signals</text:span>)</text:h>
      <text:h text:style-name="Heading_20_3" text:outline-level="3">✅ What Is It?</text:h>
      <text:p text:style-name="Text_20_body">The <text:span text:style-name="Strong_20_Emphasis">Observer Pattern</text:span> is a behavioral pattern where one object (subject) notifies others (observers) about events.</text:p>
      <text:p text:style-name="Text_20_body">In Django, this is implemented using <text:span text:style-name="Strong_20_Emphasis">Signals</text:span>.</text:p>
      <text:p text:style-name="P19"/>
      <text:h text:style-name="P17" text:outline-level="3">🔧 Why Use Signals?</text:h>
      <text:list text:style-name="L24">
        <text:list-item>
          <text:p text:style-name="P51"><text:span text:style-name="Strong_20_Emphasis">Decouple side effects</text:span> (e.g., send email, create profile) from core logic.</text:p>
        </text:list-item>
        <text:list-item>
          <text:p text:style-name="P51">React to events like: user registration, model save, etc.</text:p>
        </text:list-item>
        <text:list-item>
          <text:p text:style-name="P51">Make your code cleaner by separating responsibilities.</text:p>
        </text:list-item>
      </text:list>
      <text:p text:style-name="P19"/>
      <text:h text:style-name="P17" text:outline-level="3">📦 Example: Auto-create Profile When a User Registers</text:h>
      <text:h text:style-name="Heading_20_4" text:outline-level="4">1. Create the <text:span text:style-name="Source_20_Text">Profile</text:span> model</text:h>
      <text:p text:style-name="P19"/>
      <text:p text:style-name="P19"># models.py</text:p>
      <text:p text:style-name="P19">from django.contrib.auth.models import User</text:p>
      <text:p text:style-name="P19">from django.db import models</text:p>
      <text:p text:style-name="P19"/>
      <text:p text:style-name="P19">class Profile(models.Model):</text:p>
      <text:p text:style-name="P19"><text:s text:c="4"/>user = models.OneToOneField(User, on_delete=models.CASCADE)</text:p>
      <text:p text:style-name="P19"><text:s text:c="4"/>bio = models.TextField(blank=True)</text:p>
      <text:p text:style-name="P19">2. Use Signals</text:p>
      <text:p text:style-name="P19"># signals.py</text:p>
      <text:p text:style-name="P19">from django.db.models.signals import post_save</text:p>
      <text:p text:style-name="P19">from django.dispatch import receiver</text:p>
      <text:p text:style-name="P19">from django.contrib.auth.models import User</text:p>
      <text:p text:style-name="P19"><text:soft-page-break/>from .models import Profile</text:p>
      <text:p text:style-name="P19"/>
      <text:p text:style-name="P19">@receiver(post_save, sender=User)</text:p>
      <text:p text:style-name="P19">def create_user_profile(sender, instance, created, **kwargs):</text:p>
      <text:p text:style-name="P19"><text:s text:c="4"/>if created:</text:p>
      <text:p text:style-name="P19"><text:s text:c="8"/>Profile.objects.create(user=instance)</text:p>
      <text:p text:style-name="P19"/>
      <text:h text:style-name="P18" text:outline-level="4">3. Register the Signal</text:h>
      <text:p text:style-name="Text_20_body">You need to import the signals in <text:span text:style-name="Source_20_Text">apps.py</text:span>:</text:p>
      <text:p text:style-name="P19"># apps.py</text:p>
      <text:p text:style-name="P19">from django.apps import AppConfig</text:p>
      <text:p text:style-name="P19"/>
      <text:p text:style-name="P19">class MyAppConfig(AppConfig):</text:p>
      <text:p text:style-name="P19"><text:s text:c="4"/>name = 'myapp'</text:p>
      <text:p text:style-name="P19"/>
      <text:p text:style-name="P19"><text:s text:c="4"/>def ready(self):</text:p>
      <text:p text:style-name="P19"><text:s text:c="8"/>import myapp.signals</text:p>
      <text:h text:style-name="P17" text:outline-level="3">✅ Benefits of Signals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Benefit</text:p>
            </table:table-cell>
            <table:table-cell table:style-name="Table6.A1" office:value-type="string">
              <text:p text:style-name="Table_20_Heading">Explanation</text:p>
            </table:table-cell>
          </table:table-row>
        </table:table-header-rows>
        <table:table-row>
          <table:table-cell table:style-name="Table6.A1" office:value-type="string">
            <text:p text:style-name="Table_20_Contents">Decouples logic</text:p>
          </table:table-cell>
          <table:table-cell table:style-name="Table6.A1" office:value-type="string">
            <text:p text:style-name="Table_20_Contents">User creation and Profile creation are independent</text:p>
          </table:table-cell>
        </table:table-row>
        <table:table-row>
          <table:table-cell table:style-name="Table6.A1" office:value-type="string">
            <text:p text:style-name="Table_20_Contents">Easy to plug in more logic</text:p>
          </table:table-cell>
          <table:table-cell table:style-name="Table6.A1" office:value-type="string">
            <text:p text:style-name="Table_20_Contents">Add logging, notifications, etc.</text:p>
          </table:table-cell>
        </table:table-row>
        <table:table-row>
          <table:table-cell table:style-name="Table6.A1" office:value-type="string">
            <text:p text:style-name="Table_20_Contents">React to any model event</text:p>
          </table:table-cell>
          <table:table-cell table:style-name="Table6.A1" office:value-type="string">
            <text:p text:style-name="Table_20_Contents"><text:span text:style-name="Source_20_Text">pre_save</text:span>, <text:span text:style-name="Source_20_Text">post_save</text:span>, <text:span text:style-name="Source_20_Text">post_delete</text:span>, etc.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21"><text:soft-page-break/>Authentication &amp; Authorization</text:p>
      <text:p text:style-name="P21"/>
      <text:h text:style-name="P16" text:outline-level="2">🧾 Definitions First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Term</text:p>
            </table:table-cell>
            <table:table-cell table:style-name="Table7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trong_20_Emphasis">Authentication</text:span></text:p>
          </table:table-cell>
          <table:table-cell table:style-name="Table7.A1" office:value-type="string">
            <text:p text:style-name="Table_20_Contents">Identifying <text:span text:style-name="Strong_20_Emphasis">who</text:span> the user is (e.g., via password, token, session).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Authorization</text:span></text:p>
          </table:table-cell>
          <table:table-cell table:style-name="Table7.A1" office:value-type="string">
            <text:p text:style-name="Table_20_Contents">Deciding <text:span text:style-name="Strong_20_Emphasis">what</text:span> that user is allowed to do (e.g., edit post, delete).</text:p>
          </table:table-cell>
        </table:table-row>
      </table:table>
      <text:p text:style-name="P19"/>
      <text:h text:style-name="P16" text:outline-level="2">🎯 1. Authentication Methods</text:h>
      <text:p text:style-name="Text_20_body">Django supports <text:span text:style-name="Strong_20_Emphasis">multiple authentication backends</text:span>, depending on the kind of app you're building:</text:p>
      <text:h text:style-name="Heading_20_3" text:outline-level="3">🔑 A. Session Authentication (for web apps)</text:h>
      <text:list text:style-name="L25">
        <text:list-item>
          <text:p text:style-name="P52">Default Django method.</text:p>
        </text:list-item>
        <text:list-item>
          <text:p text:style-name="P52">Authenticated using a session cookie (browser).</text:p>
        </text:list-item>
        <text:list-item>
          <text:p text:style-name="P52">After login, Django creates a session stored in DB and sends the cookie to browser.</text:p>
        </text:list-item>
      </text:list>
      <text:p text:style-name="P19"># Login View (classic)</text:p>
      <text:p text:style-name="P19">from django.contrib.auth import authenticate, login</text:p>
      <text:p text:style-name="P19"/>
      <text:p text:style-name="P19">def login_user(request):</text:p>
      <text:p text:style-name="P19"><text:s text:c="4"/>user = <text:span text:style-name="T6">authenticate(username="john", password="secret")</text:span></text:p>
      <text:p text:style-name="P19"><text:s text:c="4"/>if user:</text:p>
      <text:p text:style-name="P19"><text:s text:c="8"/>login(request, user) <text:span text:style-name="T6"><text:s/># Creates session</text:span></text:p>
      <text:p text:style-name="P19">Protected views use:</text:p>
      <text:p text:style-name="P19">from django.contrib.auth.decorators import login_required</text:p>
      <text:p text:style-name="P19"/>
      <text:p text:style-name="P19">@login_required</text:p>
      <text:p text:style-name="P19">def dashboard(request):</text:p>
      <text:p text:style-name="P19"><text:soft-page-break/><text:s text:c="4"/>return HttpResponse("Hello, logged-in user!")</text:p>
      <text:p text:style-name="P19"/>
      <text:h text:style-name="P17" text:outline-level="3">🔒 B. JWT (JSON Web Token) - for APIs</text:h>
      <text:list text:style-name="L26">
        <text:list-item>
          <text:p text:style-name="P53">Stateless: No session/cookie, uses HTTP headers.</text:p>
        </text:list-item>
        <text:list-item>
          <text:p text:style-name="P53">Best for <text:span text:style-name="Strong_20_Emphasis">mobile or SPA</text:span> apps.</text:p>
        </text:list-item>
        <text:list-item>
          <text:p text:style-name="P53">Use with Django REST Framework + <text:span text:style-name="Source_20_Text">djangorestframework-simplejwt</text:span>.</text:p>
        </text:list-item>
      </text:list>
      <text:p text:style-name="P19"/>
      <text:p text:style-name="P19">pip install djangorestframework-simplejwt</text:p>
      <text:p text:style-name="P19"/>
      <text:p text:style-name="P19"># settings.py</text:p>
      <text:p text:style-name="P19">REST_FRAMEWORK = {</text:p>
      <text:p text:style-name="P19"><text:s text:c="4"/>'DEFAULT_AUTHENTICATION_CLASSES': (</text:p>
      <text:p text:style-name="P19"><text:s text:c="8"/>'rest_framework_simplejwt.authentication.JWTAuthentication',</text:p>
      <text:p text:style-name="P19"><text:s text:c="4"/>)</text:p>
      <text:p text:style-name="P19">}</text:p>
      <text:p text:style-name="P19"/>
      <text:p text:style-name="P19"># urls.py</text:p>
      <text:p text:style-name="P19">from rest_framework_simplejwt.views import TokenObtainPairView</text:p>
      <text:p text:style-name="P19"/>
      <text:p text:style-name="P19">urlpatterns = [</text:p>
      <text:p text:style-name="P19"><text:s text:c="4"/>path('api/token/', TokenObtainPairView.as_view()),</text:p>
      <text:p text:style-name="P19">]</text:p>
      <text:p text:style-name="P19"/>
      <text:p text:style-name="P19"><text:span text:style-name="T6">Use </text:span><text:span text:style-name="Source_20_Text"><text:span text:style-name="T6">Authorization: Bearer &lt;your_token&gt;</text:span></text:span><text:span text:style-name="T6"> in headers to authenticate</text:span>.</text:p>
      <text:p text:style-name="P19"/>
      <text:p text:style-name="P32"><text:soft-page-break/>Graph_ql in Django</text:p>
      <text:p text:style-name="P3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h text:style-name="P25" text:outline-level="2">Step by step create web api</text:h>
      <text:p text:style-name="P24"/>
      <text:list text:style-name="L27">
        <text:list-item>
          <text:p text:style-name="P54"><text:span text:style-name="Strong_20_Emphasis">Domain</text:span></text:p>
        </text:list-item>
        <text:list-item>
          <text:p text:style-name="P54"><text:span text:style-name="Strong_20_Emphasis">Requirements</text:span></text:p>
        </text:list-item>
        <text:list-item>
          <text:p text:style-name="P54"><text:span text:style-name="Strong_20_Emphasis">Use-cases</text:span></text:p>
        </text:list-item>
        <text:list-item>
          <text:p text:style-name="P54"><text:span text:style-name="Strong_20_Emphasis">Models (Entities)</text:span></text:p>
        </text:list-item>
        <text:list-item>
          <text:p text:style-name="P54"><text:span text:style-name="Strong_20_Emphasis">ERD</text:span></text:p>
        </text:list-item>
        <text:list-item>
          <text:p text:style-name="P54"><text:span text:style-name="Strong_20_Emphasis">Relationships</text:span></text:p>
        </text:list-item>
        <text:list-item>
          <text:p text:style-name="P54"><text:span text:style-name="Strong_20_Emphasis">Constraints</text:span></text:p>
        </text:list-item>
        <text:list-item>
          <text:p text:style-name="P54"><text:span text:style-name="Strong_20_Emphasis">Tech Stack (Django, DRF, etc.)</text:span></text:p>
        </text:list-item>
        <text:list-item>
          <text:p text:style-name="P54"><text:span text:style-name="Strong_20_Emphasis">Virtualenv Setup</text:span></text:p>
        </text:list-item>
        <text:list-item>
          <text:p text:style-name="P54"><text:span text:style-name="Strong_20_Emphasis">Django Project Init</text:span></text:p>
        </text:list-item>
        <text:list-item>
          <text:p text:style-name="P54"><text:span text:style-name="Strong_20_Emphasis">Apps Structure</text:span></text:p>
        </text:list-item>
        <text:list-item>
          <text:p text:style-name="P54"><text:span text:style-name="Strong_20_Emphasis">Git Init</text:span></text:p>
        </text:list-item>
        <text:list-item>
          <text:p text:style-name="P54"><text:span text:style-name="Strong_20_Emphasis">Settings Split (base/dev/prod)</text:span></text:p>
        </text:list-item>
        <text:list-item>
          <text:p text:style-name="P54"><text:span text:style-name="Strong_20_Emphasis">Model Definition</text:span></text:p>
        </text:list-item>
        <text:list-item>
          <text:p text:style-name="P54"><text:span text:style-name="Strong_20_Emphasis">Model Migrations</text:span></text:p>
        </text:list-item>
        <text:list-item>
          <text:p text:style-name="P54"><text:span text:style-name="Strong_20_Emphasis">Admin Registration</text:span></text:p>
        </text:list-item>
        <text:list-item>
          <text:p text:style-name="P54"><text:span text:style-name="Strong_20_Emphasis">DRF Setup</text:span></text:p>
        </text:list-item>
        <text:list-item>
          <text:p text:style-name="P54"><text:span text:style-name="Strong_20_Emphasis">Serializers</text:span></text:p>
        </text:list-item>
        <text:list-item>
          <text:p text:style-name="P54"><text:span text:style-name="Strong_20_Emphasis">Views (APIView/ViewSets)</text:span></text:p>
        </text:list-item>
        <text:list-item>
          <text:p text:style-name="P54"><text:span text:style-name="Strong_20_Emphasis">URLs (Routers/Paths)</text:span></text:p>
        </text:list-item>
        <text:list-item>
          <text:p text:style-name="P54"><text:span text:style-name="Strong_20_Emphasis">Permissions (IsAuthenticated, Custom)</text:span></text:p>
        </text:list-item>
        <text:list-item>
          <text:p text:style-name="P54"><text:span text:style-name="Strong_20_Emphasis">Authentication (JWT/Auth)</text:span></text:p>
        </text:list-item>
        <text:list-item>
          <text:p text:style-name="P54"><text:soft-page-break/><text:span text:style-name="Strong_20_Emphasis">Business Logic (Services/Managers)</text:span></text:p>
        </text:list-item>
        <text:list-item>
          <text:p text:style-name="P54"><text:span text:style-name="Strong_20_Emphasis">Validation (Serializer/Model)</text:span></text:p>
        </text:list-item>
        <text:list-item>
          <text:p text:style-name="P54"><text:span text:style-name="Strong_20_Emphasis">Testing (pytest/django.test)</text:span></text:p>
        </text:list-item>
        <text:list-item>
          <text:p text:style-name="P54"><text:span text:style-name="Strong_20_Emphasis">Fixtures/Seeders</text:span></text:p>
        </text:list-item>
        <text:list-item>
          <text:p text:style-name="P54"><text:span text:style-name="Strong_20_Emphasis">API Documentation (drf-yasg/redoc)</text:span></text:p>
        </text:list-item>
        <text:list-item>
          <text:p text:style-name="P54"><text:span text:style-name="Strong_20_Emphasis">Pagination (DRF Settings)</text:span></text:p>
        </text:list-item>
        <text:list-item>
          <text:p text:style-name="P54"><text:span text:style-name="Strong_20_Emphasis">Filtering (DjangoFilterBackend)</text:span></text:p>
        </text:list-item>
        <text:list-item>
          <text:p text:style-name="P54"><text:span text:style-name="Strong_20_Emphasis">Ordering (OrderingFilter)</text:span></text:p>
        </text:list-item>
        <text:list-item>
          <text:p text:style-name="P54"><text:span text:style-name="Strong_20_Emphasis">Rate Limiting (Throttle Classes)</text:span></text:p>
        </text:list-item>
        <text:list-item>
          <text:p text:style-name="P54"><text:span text:style-name="Strong_20_Emphasis">Error Handling (ExceptionHandler)</text:span></text:p>
        </text:list-item>
        <text:list-item>
          <text:p text:style-name="P54"><text:span text:style-name="Strong_20_Emphasis">Logging (Django Logging)</text:span></text:p>
        </text:list-item>
        <text:list-item>
          <text:p text:style-name="P54"><text:span text:style-name="Strong_20_Emphasis">Docker (Dockerfile/Compose)</text:span></text:p>
        </text:list-item>
        <text:list-item>
          <text:p text:style-name="P54"><text:span text:style-name="Strong_20_Emphasis">.env Setup (django-environ)</text:span></text:p>
        </text:list-item>
        <text:list-item>
          <text:p text:style-name="P54"><text:span text:style-name="Strong_20_Emphasis">Security Settings (CORS, CSRF, etc.)</text:span></text:p>
        </text:list-item>
        <text:list-item>
          <text:p text:style-name="P54"><text:span text:style-name="Strong_20_Emphasis">Static/Media Config</text:span></text:p>
        </text:list-item>
        <text:list-item>
          <text:p text:style-name="P54"><text:span text:style-name="Strong_20_Emphasis">CI/CD (GitHub Actions/GitLab CI)</text:span></text:p>
        </text:list-item>
        <text:list-item>
          <text:p text:style-name="P54"><text:span text:style-name="Strong_20_Emphasis">Linter &amp; Formatter (black, isort)</text:span></text:p>
        </text:list-item>
        <text:list-item>
          <text:p text:style-name="P54"><text:span text:style-name="Strong_20_Emphasis">Deployment (Gunicorn + Nginx or Heroku)</text:span></text:p>
        </text:list-item>
        <text:list-item>
          <text:p text:style-name="P54"><text:span text:style-name="Strong_20_Emphasis">Database (PostgreSQL Setup)</text:span></text:p>
        </text:list-item>
        <text:list-item>
          <text:p text:style-name="P54"><text:span text:style-name="Strong_20_Emphasis">Post-deploy Migration &amp; Superuser</text:span></text:p>
        </text:list-item>
        <text:list-item>
          <text:p text:style-name="P54"><text:span text:style-name="Strong_20_Emphasis">Client Integration (CORS + Tokens)</text:span></text:p>
        </text:list-item>
        <text:list-item>
          <text:p text:style-name="P54"><text:span text:style-name="Strong_20_Emphasis">API Versioning (URL/Namespace)</text:span></text:p>
        </text:list-item>
        <text:list-item>
          <text:p text:style-name="P54"><text:span text:style-name="Strong_20_Emphasis">Refactoring (Services, Repos, Layers)</text:span></text:p>
        </text:list-item>
        <text:list-item>
          <text:p text:style-name="P54"><text:span text:style-name="Strong_20_Emphasis">Monitoring (Sentry/Logging)</text:span></text:p>
        </text:list-item>
        <text:list-item>
          <text:p text:style-name="P54"><text:span text:style-name="Strong_20_Emphasis">Backups (DB Dumps, Media)</text:span></text:p>
        </text:list-item>
        <text:list-item>
          <text:p text:style-name="P54"><text:span text:style-name="Strong_20_Emphasis">User Feedback</text:span></text:p>
        </text:list-item>
        <text:list-item>
          <text:p text:style-name="P54"><text:span text:style-name="Strong_20_Emphasis">Maintenance (Updates, Cleanup)</text:span></text:p>
        </text:list-item>
        <text:list-item>
          <text:p text:style-name="P54"><text:span text:style-name="Strong_20_Emphasis">Iteration (Agile Cycle)</text:span></text:p>
        </text:list-item>
      </text:list>
      <text:p text:style-name="Horizontal_20_Line"/>
      <text:p text:style-name="P32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7T08:56:48.065250574</meta:creation-date>
    <dc:date>2025-07-20T09:10:54.930695389</dc:date>
    <meta:editing-duration>PT9M24S</meta:editing-duration>
    <meta:editing-cycles>3</meta:editing-cycles>
    <meta:generator>LibreOffice/24.2.7.2$Linux_X86_64 LibreOffice_project/420$Build-2</meta:generator>
    <meta:document-statistic meta:table-count="7" meta:image-count="0" meta:object-count="0" meta:page-count="26" meta:paragraph-count="562" meta:word-count="2686" meta:character-count="19708" meta:non-whitespace-character-count="17032"/>
  </office:meta>
</office:document-meta>
</file>